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no-wrap" fo:padding-top="0.04921in" fo:padding-bottom="0.04921in" fo:padding-left="0.09843in" fo:padding-right="0.09843in" draw:textarea-vertical-align="middle" draw:textarea-horizontal-align="left" draw:fill="none" draw:stroke="dash" draw:stroke-dash="a667" svg:stroke-width="0in" svg:stroke-color="#000000" svg:stroke-opacity="100%" draw:auto-grow-width="false" draw:auto-grow-height="false"/>
      <style:paragraph-properties style:font-independent-line-spacing="false" style:writing-mode="lr-tb"/>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fo:wrap-option="no-wrap" fo:padding-top="0.0689in" fo:padding-bottom="0.0689in" fo:padding-left="0.11811in" fo:padding-right="0.11811in" draw:textarea-vertical-align="middle" draw:textarea-horizontal-align="left" draw:fill="none" draw:stroke="dash" draw:stroke-dash="a711" svg:stroke-width="0.03937in" svg:stroke-color="#0000ff" svg:stroke-opacity="100%" draw:auto-grow-width="false" draw:auto-grow-height="false"/>
      <style:paragraph-properties style:font-independent-line-spacing="false" style:writing-mode="lr-tb"/>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no-wrap" fo:padding-top="0.0689in" fo:padding-bottom="0.0689in" fo:padding-left="0.11811in" fo:padding-right="0.11811in" draw:textarea-vertical-align="middle" draw:textarea-horizontal-align="left" draw:fill="none" draw:stroke="solid" svg:stroke-width="0.03937in" svg:stroke-color="#ff3300" svg:stroke-opacity="100%" draw:auto-grow-width="false" draw:auto-grow-height="false"/>
      <style:paragraph-properties style:font-independent-line-spacing="false" style:writing-mode="lr-tb"/>
    </style:style>
    <style:style style:family="paragraph" style:name="a7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no-wrap" fo:padding-top="0.04921in" fo:padding-bottom="0.04921in" fo:padding-left="0.09843in" fo:padding-right="0.09843in" draw:textarea-vertical-align="middle" draw:textarea-horizontal-align="center" draw:fill="solid" draw:fill-color="#e6e6ff" draw:opacity="100%" draw:stroke="solid" svg:stroke-width="0in" svg:stroke-color="#3465a4" svg:stroke-opacity="100%" draw:auto-grow-width="true" draw:auto-grow-height="true"/>
      <style:paragraph-properties style:font-independent-line-spacing="fals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no-wrap" fo:padding-top="0.0689in" fo:padding-bottom="0.0689in" fo:padding-left="0.11811in" fo:padding-right="0.11811in" draw:textarea-vertical-align="middle" draw:textarea-horizontal-align="left" draw:fill="none" draw:stroke="dash" draw:stroke-dash="a718" svg:stroke-width="0.03937in" svg:stroke-color="#0000ff" svg:stroke-opacity="100%" draw:auto-grow-width="false" draw:auto-grow-height="false"/>
      <style:paragraph-properties style:font-independent-line-spacing="false" style:writing-mode="lr-tb"/>
    </style:style>
    <style:style style:family="paragraph" style:name="a7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graphic" style:name="a789">
      <style:graphic-properties draw:fill="none" draw:stroke="solid" svg:stroke-width="0.03937in" svg:stroke-color="#ff3300" svg:stroke-opacity="100%"/>
    </style:style>
    <style:style style:family="graphic" style:name="a600">
      <style:graphic-properties fo:wrap-option="no-wrap" fo:padding-top="0.04921in" fo:padding-bottom="0.04921in" fo:padding-left="0.09843in" fo:padding-right="0.09843in" draw:textarea-vertical-align="top" draw:textarea-horizontal-align="left" draw:fill="solid" draw:fill-color="#ffd320" draw:opacity="100%" draw:stroke="solid" svg:stroke-width="0in" svg:stroke-color="#3465a4" svg:stroke-opacity="100%" draw:auto-grow-width="false" draw:auto-grow-height="false"/>
      <style:paragraph-properties style:font-independent-line-spacing="fals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no-wrap" fo:padding-top="0.04921in" fo:padding-bottom="0.04921in" fo:padding-left="0.09843in" fo:padding-right="0.09843in" draw:textarea-vertical-align="middle" draw:textarea-horizontal-align="center" draw:fill="solid" draw:fill-color="#cfe7f5" draw:opacity="100%" draw:stroke="solid" svg:stroke-width="0in" svg:stroke-color="#3465a4" svg:stroke-opacity="100%" draw:auto-grow-width="true" draw:auto-grow-height="true"/>
      <style:paragraph-properties style:font-independent-line-spacing="false" style:writing-mode="lr-tb"/>
    </style:style>
    <style:style style:family="paragraph" style:name="a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draw:fill="solid" draw:fill-color="#729fcf" draw:opacity="100%" draw:stroke="solid" svg:stroke-width="0.02778in" svg:stroke-color="#3465a4" svg:stroke-opacity="100%" style:protect=""/>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3">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paragraph" style:name="a7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graphic" style:name="a611">
      <style:graphic-properties draw:fill="none" draw:stroke="solid" svg:stroke-width="0in" svg:stroke-color="#3465a4" svg:stroke-opacity="100%"/>
    </style:style>
    <style:style style:family="graphic" style:name="a612">
      <style:graphic-properties draw:fill="none" draw:stroke="solid" svg:stroke-width="0in" svg:stroke-color="#3465a4" svg:stroke-opacity="100%"/>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draw:fill="none" draw:stroke="solid" svg:stroke-width="0.03937in" svg:stroke-color="#ff3300" svg:stroke-opacity="100%"/>
    </style:style>
    <style:style style:family="graphic" style:name="a681">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graphic" style:name="a614">
      <style:graphic-properties draw:fill="none" draw:stroke="solid" svg:stroke-width="0.03937in" svg:stroke-color="#ff3300" svg:stroke-opacity="100%"/>
    </style:style>
    <style:style style:family="graphic" style:name="a682">
      <style:graphic-properties draw:fill="none" draw:stroke="solid" svg:stroke-width="0.03937in" svg:stroke-color="#66ff00" svg:stroke-opacity="100%"/>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draw:fill="none" draw:stroke="solid" svg:stroke-width="0.03937in" svg:stroke-color="#99ff33" svg:stroke-opacity="100%"/>
    </style:style>
    <style:style style:family="paragraph" style:name="a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draw:fill="none" draw:stroke="solid" svg:stroke-width="0.03937in" svg:stroke-color="#99ff33" svg:stroke-opacity="100%"/>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no-wrap" fo:padding-top="0.04921in" fo:padding-bottom="0.04921in" fo:padding-left="0.09843in" fo:padding-right="0.09843in" draw:textarea-vertical-align="middle" draw:textarea-horizontal-align="left" draw:fill="none" draw:stroke="dash" draw:stroke-dash="a617" svg:stroke-width="0in" svg:stroke-color="#000000" draw:marker-end="a618" svg:stroke-opacity="100%" draw:auto-grow-width="false" draw:auto-grow-height="false"/>
      <style:paragraph-properties style:font-independent-line-spacing="fals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draw:fill="none" draw:stroke="solid" svg:stroke-width="0.03937in" svg:stroke-color="#99ff33" svg:stroke-opacity="100%"/>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draw:fill="none" draw:stroke="solid" svg:stroke-width="0.03937in" svg:stroke-color="#66ff00" svg:stroke-opacity="100%"/>
    </style:style>
    <style:style style:family="graphic" style:name="a626">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graphic" style:name="a694">
      <style:graphic-properties draw:fill="none" draw:stroke="solid" svg:stroke-width="0.03937in" svg:stroke-color="#66ff00" svg:stroke-opacity="100%"/>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draw:fill="none" draw:stroke="solid" svg:stroke-width="0.03937in" svg:stroke-color="#66ff00" svg:stroke-opacity="100%"/>
    </style:style>
    <style:style style:family="paragraph" style:name="a6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paragraph" style:name="a6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no-wrap" fo:padding-top="0.04921in" fo:padding-bottom="0.04921in" fo:padding-left="0.09843in" fo:padding-right="0.09843in" draw:textarea-vertical-align="middle" draw:textarea-horizontal-align="center" draw:fill="solid" draw:fill-color="#e6e6ff" draw:opacity="100%" draw:stroke="solid" svg:stroke-width="0in" svg:stroke-color="#3465a4" svg:stroke-opacity="100%" draw:auto-grow-width="true" draw:auto-grow-height="true"/>
      <style:paragraph-properties style:font-independent-line-spacing="false" style:writing-mode="lr-tb"/>
    </style:style>
    <style:style style:family="graphic" style:name="a741">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graphic" style:name="a633">
      <style:graphic-properties draw:fill="none" draw:stroke="solid" svg:stroke-width="0in" svg:stroke-color="#3465a4" svg:stroke-opacity="100%"/>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no-wrap" fo:padding-top="0.04921in" fo:padding-bottom="0.04921in" fo:padding-left="0.09843in" fo:padding-right="0.09843in" draw:textarea-vertical-align="middle" draw:textarea-horizontal-align="center" draw:fill="solid" draw:fill-color="#e6e6ff" draw:opacity="100%" draw:stroke="solid" svg:stroke-width="0in" svg:stroke-color="#3465a4" svg:stroke-opacity="100%" draw:auto-grow-width="true" draw:auto-grow-height="true"/>
      <style:paragraph-properties style:font-independent-line-spacing="false" style:writing-mode="lr-tb"/>
    </style:style>
    <style:style style:family="graphic" style:name="a637">
      <style:graphic-properties draw:fill="none" draw:stroke="solid" svg:stroke-width="0.03937in" svg:stroke-color="#ff3300" svg:stroke-opacity="100%"/>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graphic" style:name="a756">
      <style:graphic-properties draw:fill="none" draw:stroke="solid" svg:stroke-width="0in" svg:stroke-color="#3465a4" svg:stroke-opacity="100%"/>
    </style:style>
    <style:style style:family="graphic" style:name="a757">
      <style:graphic-properties draw:fill="none" draw:stroke="solid" svg:stroke-width="0in" svg:stroke-color="#3465a4" svg:stroke-opacity="100%"/>
    </style:style>
    <style:style style:family="graphic" style:name="a758">
      <style:graphic-properties draw:fill="none" draw:stroke="solid" svg:stroke-width="0.03937in" svg:stroke-color="#ff3300" svg:stroke-opacity="100%"/>
    </style:style>
    <style:style style:family="graphic" style:name="a80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graphic" style:name="a759">
      <style:graphic-properties draw:fill="none" draw:stroke="solid" svg:stroke-width="0.03937in" svg:stroke-color="#ff3300" svg:stroke-opacity="100%"/>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no-wrap" fo:padding-top="0.0689in" fo:padding-bottom="0.0689in" fo:padding-left="0.11811in" fo:padding-right="0.11811in" draw:textarea-vertical-align="middle" draw:textarea-horizontal-align="left" draw:fill="none" draw:stroke="solid" svg:stroke-width="0.03937in" svg:stroke-color="#ff3300" svg:stroke-opacity="100%" draw:auto-grow-width="false" draw:auto-grow-height="false"/>
      <style:paragraph-properties style:font-independent-line-spacing="false" style:writing-mode="lr-tb"/>
    </style:style>
    <style:style style:family="paragraph" style:name="a599">
      <style:paragraph-properties fo:line-height="100%" fo:text-align="left" style:tab-stop-distance="1in" fo:margin-left="0in" fo:margin-right="0in" fo:text-indent="0in" fo:margin-top="0.03958in" fo:margin-bottom="0.0395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graphic" style:name="a648">
      <style:graphic-properties draw:fill="none" draw:stroke="solid" svg:stroke-width="0.03937in" svg:stroke-color="#ff3300" svg:stroke-opacity="100%"/>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62" svg:stroke-opacity="100%" draw:auto-grow-width="false" draw:auto-grow-height="false"/>
      <style:paragraph-properties style:font-independent-line-spacing="fals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graphic" style:name="a769">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graphic" style:name="a812">
      <style:graphic-properties draw:fill="none" draw:stroke="dash" draw:stroke-dash="a811" svg:stroke-width="0in" svg:stroke-color="#3465a4" svg:stroke-opacity="100%"/>
    </style:style>
    <style:style style:family="graphic" style:name="a814">
      <style:graphic-properties draw:fill="none" draw:stroke="dash" draw:stroke-dash="a813" svg:stroke-width="0in" svg:stroke-color="#3465a4" svg:stroke-opacity="100%"/>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no-wrap" fo:padding-top="0.04921in" fo:padding-bottom="0.04921in" fo:padding-left="0.09843in" fo:padding-right="0.09843in" draw:textarea-vertical-align="middle" draw:textarea-horizontal-align="left" draw:fill="none" draw:stroke="dash" draw:stroke-dash="a817" svg:stroke-width="0in" svg:stroke-color="#000000" svg:stroke-opacity="100%" draw:auto-grow-width="false" draw:auto-grow-height="false"/>
      <style:paragraph-properties style:font-independent-line-spacing="fals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true" draw:auto-grow-height="true"/>
      <style:paragraph-properties style:font-independent-line-spacing="false" style:writing-mode="lr-tb"/>
    </style:style>
    <style:style style:family="graphic" style:name="a701">
      <style:graphic-properties fo:wrap-option="no-wrap" fo:padding-top="0.0689in" fo:padding-bottom="0.0689in" fo:padding-left="0.11811in" fo:padding-right="0.11811in" draw:textarea-vertical-align="middle" draw:textarea-horizontal-align="left" draw:fill="none" draw:stroke="solid" svg:stroke-width="0.03937in" svg:stroke-color="#99ff33" svg:stroke-opacity="100%" draw:auto-grow-width="false" draw:auto-grow-height="false"/>
      <style:paragraph-properties style:font-independent-line-spacing="fals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aragraph" style:name="a7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none" draw:stroke="solid" svg:stroke-width="0in" svg:stroke-color="#3465a4" svg:stroke-opacity="100%"/>
    </style:style>
    <style:style style:family="graphic" style:name="a773">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none" draw:stroke="solid" svg:stroke-width="0in" svg:stroke-color="#3465a4" svg:stroke-opacity="100%"/>
    </style:style>
    <style:style style:family="paragraph" style:name="a7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paragraph" style:name="a7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graphic" style:name="a778">
      <style:graphic-properties draw:fill="none" draw:stroke="solid" svg:stroke-width="0.03937in" svg:stroke-color="#ff3300" svg:stroke-opacity="100%"/>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no-wrap" fo:padding-top="0.04921in" fo:padding-bottom="0.04921in" fo:padding-left="0.09843in" fo:padding-right="0.09843in" draw:textarea-vertical-align="middle" draw:textarea-horizontal-align="center" draw:fill="solid" draw:fill-color="#ccff99" draw:opacity="100%" draw:stroke="solid" svg:stroke-width="0in" svg:stroke-color="#3465a4" svg:stroke-opacity="100%" draw:auto-grow-width="true" draw:auto-grow-height="true"/>
      <style:paragraph-properties style:font-independent-line-spacing="fals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center" draw:fill="none" draw:stroke="solid" svg:stroke-width="0.01042in" svg:stroke-color="#4a7ebb" svg:stroke-opacity="100%" draw:auto-grow-width="false" draw:auto-grow-height="false"/>
      <style:paragraph-properties style:font-independent-line-spacing="true" style:writing-mode="lr-tb"/>
    </style:style>
    <style:style style:family="presentation" style:name="a825">
      <style:graphic-properties draw:fill="solid" draw:fill-color="#729fcf" draw:opacity="100%" draw:stroke="solid" svg:stroke-width="0.02778in" svg:stroke-color="#3465a4" svg:stroke-opacity="100%" style:protect=""/>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Slide1" draw:style-name="a582" draw:master-page-name="Master1-Layout7-blank-Leer" presentation:presentation-page-layout-name="Master1-PPL7">
        <draw:custom-shape svg:x="2.83465in" svg:y="3.08583in" svg:width="0.94606in" svg:height="0.37874in" draw:id="id73" draw:style-name="a585" draw:name="Freihandform 1">
          <svg:desc/>
          <text:p text:style-name="a584" text:class-names="" text:cond-style-name=""><text:span text:style-name="a583" text:class-names="">Route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70866in" svg:y="4.48819in" svg:width="1.41732in" svg:height="0.70866in" draw:id="id74" draw:style-name="a588" draw:name="Freihandform 2">
          <svg:desc/>
          <text:p text:style-name="a587" text:class-names="" text:cond-style-name=""><text:span text:style-name="a586" text:class-names="">RasPi</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5354in" svg:y="5.82677in" svg:width="1.41732in" svg:height="0.70866in" draw:id="id75" draw:style-name="a591" draw:name="Freihandform 3">
          <svg:desc/>
          <text:p text:style-name="a590" text:class-names="" text:cond-style-name=""><text:span text:style-name="a589" text:class-names="">Mega2560</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58504in" svg:y="5.52677in" svg:width="1.13937in" svg:height="0.37874in" draw:id="id76" draw:style-name="a594" draw:name="Freihandform 4">
          <svg:desc/>
          <text:p text:style-name="a593" text:class-names="" text:cond-style-name=""><text:span text:style-name="a592" text:class-names="">Driver12</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58504in" svg:y="6.06299in" svg:width="1.13937in" svg:height="0.37874in" draw:id="id77" draw:style-name="a597" draw:name="Freihandform 5">
          <svg:desc/>
          <text:p text:style-name="a596" text:class-names="" text:cond-style-name=""><text:span text:style-name="a595" text:class-names="">Driver34</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4.56693in" svg:y="0.15748in" svg:width="2.3622in" svg:height="1.25984in" draw:id="id78" draw:style-name="a600" draw:name="Freihandform 6">
          <svg:desc/>
          <text:p text:style-name="a599" text:class-names="" text:cond-style-name=""><text:span text:style-name="a598" text:class-names="">Laptop</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03149in" svg:y="1.25984in" svg:width="1.73228in" svg:height="0.7874in" draw:id="id79" draw:style-name="a605" draw:name="Freihandform 7">
          <svg:desc/>
          <text:p text:style-name="a602" text:class-names="" text:cond-style-name=""><text:span text:style-name="a601" text:class-names="">Arduino</text:span></text:p>
          <text:p text:style-name="a604" text:class-names="" text:cond-style-name=""><text:span text:style-name="a603" text:class-names="">Leonardo</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03149in" svg:y="2.91339in" svg:width="1.73228in" svg:height="0.7874in" draw:id="id80" draw:style-name="a610" draw:name="Freihandform 8">
          <svg:desc/>
          <text:p text:style-name="a607" text:class-names="" text:cond-style-name=""><text:span text:style-name="a606" text:class-names="">Joystick</text:span></text:p>
          <text:p text:style-name="a609" text:class-names="" text:cond-style-name=""><text:span text:style-name="a608" text:class-names="">Modu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1.85069in" svg:y1="3.0312in" draw:start-shape="id73" draw:start-glue-point="2" svg:x2="2.87431in" svg:y2="4.92156in" draw:end-shape="id74" draw:end-glue-point="0" draw:id="id81" draw:style-name="a611" draw:transform="translate(-2.3625in -3.97638in) rotate(-1.5708) translate(2.3625in 3.97638in)" draw:name="Gewinkelte Verbindung 9">
          <svg:desc/>
        </draw:connector>
        <draw:connector draw:type="standard" svg:x1="2.20472in" svg:y1="5.03937in" draw:start-shape="id74" draw:start-glue-point="2" svg:x2="1.5748in" svg:y2="5.98425in" draw:end-shape="id75" draw:end-glue-point="0" draw:id="id82" draw:style-name="a612" draw:transform="translate(-1.88976in -5.51181in) rotate(-1.5708) translate(1.88976in 5.51181in)" draw:name="Gewinkelte Verbindung 10">
          <svg:desc/>
        </draw:connector>
        <draw:connector draw:type="standard" svg:x1="3.07087in" svg:y1="6.1811in" draw:start-shape="id75" draw:start-glue-point="1" svg:x2="3.58504in" svg:y2="5.71614in" draw:end-shape="id76" draw:end-glue-point="3" draw:id="id83" draw:style-name="a613" draw:name="Gewinkelte Verbindung 11">
          <svg:desc/>
        </draw:connector>
        <draw:connector draw:type="standard" svg:x1="3.11516in" svg:y1="7.00531in" draw:start-shape="id75" draw:start-glue-point="2" svg:x2="2.83209in" svg:y2="5.78248in" draw:end-shape="id77" draw:end-glue-point="3" draw:id="id84" draw:style-name="a614" draw:transform="translate(-2.97362in -6.3939in) rotate(-1.5708) translate(2.97362in 6.3939in)" draw:name="Gewinkelte Verbindung 12">
          <svg:desc/>
        </draw:connector>
        <draw:custom-shape svg:x="3.89803in" svg:y="1.49606in" svg:width="1.77126in" svg:height="1.65354in" draw:id="id85" draw:style-name="a619" draw:name="Gerade Verbindung 13">
          <svg:desc/>
          <text:p text:style-name="a616" text:class-names="" text:cond-style-name=""><text:span text:style-name="a6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mirror-vertical="true">
            <draw:equation draw:name="f0" draw:formula="left"/>
            <draw:equation draw:name="f1" draw:formula="right"/>
            <draw:equation draw:name="f2" draw:formula="top"/>
            <draw:equation draw:name="f3" draw:formula="bottom"/>
          </draw:enhanced-geometry>
        </draw:custom-shape>
        <draw:custom-shape svg:x="4.29606in" svg:y="1.80709in" svg:width="1.1126in" svg:height="0.93858in" draw:id="id86" draw:style-name="a626" draw:name="Freihandform 14">
          <svg:desc/>
          <text:p text:style-name="a621" text:class-names="" text:cond-style-name=""><text:span text:style-name="a620" text:class-names="">WIFI</text:span></text:p>
          <text:p text:style-name="a623" text:class-names="" text:cond-style-name=""><text:span text:style-name="a622" text:class-names="">Remote</text:span></text:p>
          <text:p text:style-name="a625" text:class-names="" text:cond-style-name=""><text:span text:style-name="a624" text:class-names="">Desktop</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5354in" svg:y="3.87323in" svg:width="1.14094in" svg:height="0.37874in" draw:id="id87" draw:style-name="a629" draw:name="Freihandform 15">
          <svg:desc/>
          <text:p text:style-name="a628" text:class-names="" text:cond-style-name=""><text:span text:style-name="a627" text:class-names="">Etherne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5748in" svg:y="5.36929in" svg:width="0.71102in" svg:height="0.37874in" draw:id="id88" draw:style-name="a632" draw:name="Freihandform 16">
          <svg:desc/>
          <text:p text:style-name="a631" text:class-names="" text:cond-style-name=""><text:span text:style-name="a630" text:class-names="">USB</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6.92913in" svg:y1="0.7874in" draw:start-shape="id78" draw:start-glue-point="1" svg:x2="8.03149in" svg:y2="1.65354in" draw:end-shape="id79" draw:end-glue-point="3" draw:id="id89" draw:style-name="a633" draw:name="Gewinkelte Verbindung 17">
          <svg:desc/>
        </draw:connector>
        <draw:custom-shape svg:x="8.52283in" svg:y="6.92913in" svg:width="1.77913in" svg:height="0.37874in" draw:id="id90" draw:style-name="a636" draw:name="Freihandform 18">
          <svg:desc/>
          <text:p text:style-name="a635" text:class-names="" text:cond-style-name=""><text:span text:style-name="a634" text:class-names="">Galv Conne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8.89764in" svg:y1="2.04724in" draw:start-shape="id79" draw:start-glue-point="2" svg:x2="8.89764in" svg:y2="2.91339in" draw:id="id91" draw:style-name="a637" draw:name="Gewinkelte Verbindung 19">
          <svg:desc/>
        </draw:connector>
        <draw:custom-shape svg:x="7.32283in" svg:y="7.08661in" svg:width="1.02362in" svg:height="0in" draw:id="id92" draw:style-name="a640" draw:name="Gerade Verbindung 20">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7.11745in" svg:y="1.11184in" svg:width="0.80211in" svg:height="0.38969in" draw:id="id93" draw:style-name="a644" draw:name="Freihandform 21">
          <svg:desc/>
          <text:p text:style-name="a643" text:class-names="" text:cond-style-name=""><text:span text:style-name="a641" text:class-names="">Ether</text:span><text:span text:style-name="a6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46063in" svg:y="6.70787in" svg:width="1.38937in" svg:height="0.37874in" draw:id="id94" draw:style-name="a647" draw:name="Freihandform 22">
          <svg:desc/>
          <text:p text:style-name="a646" text:class-names="" text:cond-style-name=""><text:span text:style-name="a645" text:class-names="">9D-Senso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1.65354in" svg:y1="6.1811in" draw:start-shape="id94" draw:start-glue-point="3" svg:x2="3.46063in" svg:y2="6.89724in" draw:end-shape="id75" draw:end-glue-point="3" draw:id="id95" draw:style-name="a648" draw:transform="translate(-2.55709in -6.53917in) rotate(-3.14159) translate(2.55709in 6.53917in)" draw:name="Gewinkelte Verbindung 23">
          <svg:desc/>
        </draw:connector>
        <draw:custom-shape svg:x="3.58504in" svg:y="5.52677in" svg:width="1.13937in" svg:height="0.37874in" draw:id="id96" draw:style-name="a651" draw:name="Freihandform 24">
          <svg:desc/>
          <text:p text:style-name="a650" text:class-names="" text:cond-style-name=""><text:span text:style-name="a649" text:class-names="">Driver12</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51181in" svg:y="0.25118in" svg:width="1.11102in" svg:height="0.37874in" draw:id="id97" draw:style-name="a654" draw:name="Freihandform 25">
          <svg:desc/>
          <text:p text:style-name="a653" text:class-names="" text:cond-style-name=""><text:span text:style-name="a652" text:class-names="">Logview</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4.6563in" svg:y="0.70866in" svg:width="1.56417in" svg:height="0.65866in" draw:id="id98" draw:style-name="a659" draw:name="Freihandform 26">
          <svg:desc/>
          <text:p text:style-name="a656" text:class-names="" text:cond-style-name=""><text:span text:style-name="a655" text:class-names="">PiCam-View</text:span></text:p>
          <text:p text:style-name="a658" text:class-names="" text:cond-style-name=""><text:span text:style-name="a657" text:class-names="">Browse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79528in" svg:y="4.01575in" svg:width="2.25079in" svg:height="0.65866in" draw:id="id99" draw:style-name="a664" draw:name="Freihandform 27">
          <svg:desc/>
          <text:p text:style-name="a661" text:class-names="" text:cond-style-name=""><text:span text:style-name="a660" text:class-names="">GoPro</text:span></text:p>
          <text:p text:style-name="a663" text:class-names="" text:cond-style-name=""><text:span text:style-name="a662" text:class-names="">No phys. Conne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32283in" svg:y="7.71654in" svg:width="0.94488in" svg:height="0in" draw:id="id100" draw:style-name="a668" draw:name="Gerade Verbindung 28">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8.4122in" svg:y="7.48031in" svg:width="2.06929in" svg:height="0.37874in" draw:id="id101" draw:style-name="a671" draw:name="Freihandform 29">
          <svg:desc/>
          <text:p text:style-name="a670" text:class-names="" text:cond-style-name=""><text:span text:style-name="a669" text:class-names="">Software interna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827in" svg:y="0.25118in" svg:width="1.25276in" svg:height="0.37874in" draw:id="id102" draw:style-name="a674" draw:name="Freihandform 30">
          <svg:desc/>
          <text:p text:style-name="a673" text:class-names="" text:cond-style-name=""><text:span text:style-name="a672" text:class-names="">18V Akku</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15984in" svg:y="1.34488in" svg:width="1.54094in" svg:height="0.93858in" draw:id="id103" draw:style-name="a681" draw:name="Freihandform 31">
          <svg:desc/>
          <text:p text:style-name="a676" text:class-names="" text:cond-style-name=""><text:span text:style-name="a675" text:class-names="">Spannungs-</text:span></text:p>
          <text:p text:style-name="a678" text:class-names="" text:cond-style-name=""><text:span text:style-name="a677" text:class-names="">Wandler</text:span></text:p>
          <text:p text:style-name="a680" text:class-names="" text:cond-style-name=""><text:span text:style-name="a679" text:class-names="">12V 1A</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2.41496in" svg:y1="0.11457in" draw:start-shape="id102" draw:start-glue-point="2" svg:x2="1.7in" svg:y2="1.86024in" draw:end-shape="id103" draw:end-glue-point="0" draw:id="id104" draw:style-name="a682" draw:transform="translate(-2.05748in -0.9874in) rotate(-1.5708) translate(2.05748in 0.9874in)" draw:name="Gewinkelte Verbindung 32">
          <svg:desc/>
        </draw:connector>
        <draw:connector draw:type="standard" svg:x1="3.70079in" svg:y1="1.81417in" draw:start-shape="id103" draw:start-glue-point="1" svg:x2="2.83465in" svg:y2="3.2752in" draw:end-shape="id73" draw:end-glue-point="3" draw:id="id105" draw:style-name="a683" draw:name="Gewinkelte Verbindung 33">
          <svg:desc/>
        </draw:connector>
        <draw:connector draw:type="standard" svg:x1="0.3937in" svg:y1="1.80787in" svg:x2="0.55827in" svg:y2="0.44055in" draw:end-shape="id102" draw:end-glue-point="3" draw:id="id106" draw:style-name="a684" draw:name="Gewinkelte Verbindung 34">
          <svg:desc/>
        </draw:connector>
        <draw:custom-shape svg:x="0.3937in" svg:y="1.33858in" svg:width="1.54094in" svg:height="0.93858in" draw:id="id107" draw:style-name="a691" draw:name="Freihandform 35">
          <svg:desc/>
          <text:p text:style-name="a686" text:class-names="" text:cond-style-name=""><text:span text:style-name="a685" text:class-names="">Spannungs-</text:span></text:p>
          <text:p text:style-name="a688" text:class-names="" text:cond-style-name=""><text:span text:style-name="a687" text:class-names="">Wandler</text:span></text:p>
          <text:p text:style-name="a690" text:class-names="" text:cond-style-name=""><text:span text:style-name="a689" text:class-names="">5V XX A</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0.34626in" svg:y1="3.33209in" draw:start-shape="id107" draw:start-glue-point="2" svg:x2="2.21909in" svg:y2="3.7876in" draw:end-shape="id74" draw:end-glue-point="3" draw:id="id108" draw:style-name="a692" draw:transform="translate(-0.93642in -3.55984in) rotate(-1.5708) translate(0.93642in 3.55984in)" draw:name="Gewinkelte Verbindung 36">
          <svg:desc/>
        </draw:connector>
        <draw:connector draw:type="standard" svg:x1="1.81102in" svg:y1="0.44055in" draw:start-shape="id102" draw:start-glue-point="1" svg:x2="4.15472in" svg:y2="5.52677in" draw:end-shape="id96" draw:end-glue-point="0" draw:id="id109" draw:style-name="a693" draw:name="Gewinkelte Verbindung 37">
          <svg:desc/>
        </draw:connector>
        <draw:connector draw:type="standard" svg:x1="4.80236in" svg:y1="5.60472in" draw:start-shape="id96" draw:start-glue-point="0" svg:x2="4.07677in" svg:y2="6.17441in" draw:end-shape="id77" draw:end-glue-point="1" draw:id="id110" draw:style-name="a694" draw:transform="translate(-4.43956in -5.88957in) rotate(-1.5708) translate(4.43956in 5.88957in)" draw:name="Gewinkelte Verbindung 38">
          <svg:desc/>
        </draw:connector>
        <draw:connector draw:type="standard" svg:x1="4.72441in" svg:y1="6.25236in" draw:start-shape="id77" draw:start-glue-point="1" svg:x2="4.85in" svg:y2="6.89724in" draw:end-shape="id94" draw:end-glue-point="1" draw:id="id111" draw:style-name="a695" draw:name="Gewinkelte Verbindung 39">
          <svg:desc/>
        </draw:connector>
        <draw:custom-shape svg:x="8.45236in" svg:y="6.31417in" svg:width="1.97283in" svg:height="0.37874in" draw:id="id112" draw:style-name="a698" draw:name="Freihandform 40">
          <svg:desc/>
          <text:p text:style-name="a697" text:class-names="" text:cond-style-name=""><text:span text:style-name="a696" text:class-names="">Power Conne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24409in" svg:y="6.45669in" svg:width="1.02362in" svg:height="0in" draw:id="id113" draw:style-name="a701" draw:name="Gerade Verbindung 41">
          <svg:desc/>
          <text:p text:style-name="a700" text:class-names="" text:cond-style-name=""><text:span text:style-name="a69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7874in" svg:y="7.16535in" svg:width="1.41732in" svg:height="0.70866in" draw:id="id114" draw:style-name="a704" draw:name="Freihandform 42">
          <svg:desc/>
          <text:p text:style-name="a703" text:class-names="" text:cond-style-name=""><text:span text:style-name="a702" text:class-names="">PI-CAM</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0.05906in" svg:y1="6.04331in" draw:start-shape="id74" draw:start-glue-point="2" svg:x2="2.26378in" svg:y2="6.67323in" draw:end-shape="id114" draw:end-glue-point="3" draw:id="id115" draw:style-name="a705" draw:transform="translate(-1.10236in -6.35827in) rotate(-1.5708) translate(1.10236in 6.35827in)" draw:name="Gewinkelte Verbindung 43">
          <svg:desc/>
        </draw:connector>
        <draw:custom-shape svg:x="0.33071in" svg:y="6.53543in" svg:width="0.61417in" svg:height="0.37874in" draw:id="id116" draw:style-name="a708" draw:name="Freihandform 44">
          <svg:desc/>
          <text:p text:style-name="a707" text:class-names="" text:cond-style-name=""><text:span text:style-name="a706" text:class-names="">CSI</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7874in" svg:y="3.70079in" svg:width="5.35433in" svg:height="4.33071in" draw:id="id117" draw:style-name="a712" draw:name="Freihandform 45">
          <svg:desc/>
          <text:p text:style-name="a710" text:class-names="" text:cond-style-name=""><text:span text:style-name="a70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4811in" svg:y="5.74803in" svg:width="1.59764in" svg:height="0.37874in" draw:id="id118" draw:style-name="a715" draw:name="Freihandform 46">
          <svg:desc/>
          <text:p text:style-name="a714" text:class-names="" text:cond-style-name=""><text:span text:style-name="a713" text:class-names="">Unterwasse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24409in" svg:y="5.98425in" svg:width="1.02362in" svg:height="0in" draw:id="id119" draw:style-name="a719" draw:name="Gerade Verbindung 47">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presentation:notes draw:style-name="a722">
          <draw:page-thumbnail draw:page-number="1" svg:x="1.21007in" svg:y="0.88889in" svg:width="5.84549in" svg:height="4.38368in" presentation:class="page" draw:id="id120" presentation:style-name="a720" draw:name="Folienbildplatzhalter 1">
            <svg:desc/>
          </draw:page-thumbnail>
          <draw:frame draw:id="id121" presentation:style-name="a721" draw:name="Notizenplatzhalter 2" svg:x="0.82677in" svg:y="5.55394in" svg:width="6.61378in" svg:height="5.26142in" presentation:class="notes" presentation:placeholder="true">
            <draw:text-box/>
            <svg:desc/>
          </draw:frame>
        </presentation:notes>
      </draw:page>
      <draw:page draw:name="Slide2" draw:style-name="a723" draw:master-page-name="Master1-Layout7-blank-Leer" presentation:presentation-page-layout-name="Master1-PPL7">
        <draw:custom-shape svg:x="2.20394in" svg:y="0.99173in" svg:width="0.94606in" svg:height="0.37874in" draw:id="id122" draw:style-name="a726" draw:name="Freihandform 1">
          <svg:desc/>
          <text:p text:style-name="a725" text:class-names="" text:cond-style-name=""><text:span text:style-name="a724" text:class-names="">Route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70866in" svg:y="4.64567in" svg:width="1.41732in" svg:height="0.70866in" draw:id="id123" draw:style-name="a729" draw:name="Freihandform 2">
          <svg:desc/>
          <text:p text:style-name="a728" text:class-names="" text:cond-style-name=""><text:span text:style-name="a727" text:class-names="">RasPi</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65354in" svg:y="5.82677in" svg:width="1.41732in" svg:height="0.70866in" draw:id="id124" draw:style-name="a735" draw:name="Freihandform 3">
          <svg:desc/>
          <text:p text:style-name="a731" text:class-names="" text:cond-style-name=""><text:span text:style-name="a730" text:class-names="">Arduino</text:span></text:p>
          <text:p text:style-name="a734" text:class-names="" text:cond-style-name=""><text:span text:style-name="a732" text:class-names="">Ethernetshield</text:span><text:span text:style-name="a7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58504in" svg:y="5.52677in" svg:width="1.13937in" svg:height="0.37874in" draw:id="id125" draw:style-name="a738" draw:name="Freihandform 4">
          <svg:desc/>
          <text:p text:style-name="a737" text:class-names="" text:cond-style-name=""><text:span text:style-name="a736" text:class-names="">Driver12</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58504in" svg:y="6.06299in" svg:width="1.13937in" svg:height="0.37874in" draw:id="id126" draw:style-name="a741" draw:name="Freihandform 5">
          <svg:desc/>
          <text:p text:style-name="a740" text:class-names="" text:cond-style-name=""><text:span text:style-name="a739" text:class-names="">Driver34</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27559in" svg:y="0.86614in" svg:width="1.73228in" svg:height="0.7874in" draw:id="id127" draw:style-name="a744" draw:name="Freihandform 6">
          <svg:desc/>
          <text:p text:style-name="a743" text:class-names="" text:cond-style-name=""><text:span text:style-name="a742" text:class-names="">Laptop</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03149in" svg:y="1.25984in" svg:width="1.73228in" svg:height="0.7874in" draw:id="id128" draw:style-name="a750" draw:name="Freihandform 7">
          <svg:desc/>
          <text:p text:style-name="a746" text:class-names="" text:cond-style-name=""><text:span text:style-name="a745" text:class-names="">Arduino</text:span></text:p>
          <text:p text:style-name="a749" text:class-names="" text:cond-style-name=""><text:span text:style-name="a747" text:class-names="">Ethernetshield</text:span><text:span text:style-name="a7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03149in" svg:y="2.91339in" svg:width="1.73228in" svg:height="0.7874in" draw:id="id129" draw:style-name="a755" draw:name="Freihandform 8">
          <svg:desc/>
          <text:p text:style-name="a752" text:class-names="" text:cond-style-name=""><text:span text:style-name="a751" text:class-names="">Joystick</text:span></text:p>
          <text:p text:style-name="a754" text:class-names="" text:cond-style-name=""><text:span text:style-name="a753" text:class-names="">Modu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0.40955in" svg:y1="2.37825in" draw:start-shape="id122" draw:start-glue-point="2" svg:x2="3.68475in" svg:y2="3.63789in" draw:end-shape="id123" draw:end-glue-point="0" draw:id="id130" draw:style-name="a756" draw:transform="translate(-2.04715in -3.00807in) rotate(-1.5708) translate(2.04715in 3.00807in)" draw:name="Gewinkelte Verbindung 9">
          <svg:desc/>
        </draw:connector>
        <draw:connector draw:type="standard" svg:x1="0.29144in" svg:y1="3.44124in" draw:start-shape="id122" draw:start-glue-point="2" svg:x2="4.74774in" svg:y2="3.756in" draw:end-shape="id124" draw:end-glue-point="0" draw:id="id131" draw:style-name="a757" draw:transform="translate(-2.51959in -3.59862in) rotate(-1.5708) translate(2.51959in 3.59862in)" draw:name="Gewinkelte Verbindung 10">
          <svg:desc/>
        </draw:connector>
        <draw:connector draw:type="standard" svg:x1="3.07087in" svg:y1="6.1811in" draw:start-shape="id124" draw:start-glue-point="1" svg:x2="3.58504in" svg:y2="5.71614in" draw:end-shape="id125" draw:end-glue-point="3" draw:id="id132" draw:style-name="a758" draw:name="Gewinkelte Verbindung 11">
          <svg:desc/>
        </draw:connector>
        <draw:connector draw:type="standard" svg:x1="3.11516in" svg:y1="7.00531in" draw:start-shape="id124" draw:start-glue-point="2" svg:x2="2.83209in" svg:y2="5.78248in" draw:end-shape="id126" draw:end-glue-point="3" draw:id="id133" draw:style-name="a759" draw:transform="translate(-2.97362in -6.3939in) rotate(-1.5708) translate(2.97362in 6.3939in)" draw:name="Gewinkelte Verbindung 12">
          <svg:desc/>
        </draw:connector>
        <draw:custom-shape svg:x="3.85827in" svg:y="0.94488in" svg:width="1.02362in" svg:height="0.15748in" draw:id="id134" draw:style-name="a763" draw:name="Gerade Verbindung 13">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4.07559in" svg:y="0.3937in" svg:width="0.72756in" svg:height="0.37874in" draw:id="id135" draw:style-name="a766" draw:name="Freihandform 14">
          <svg:desc/>
          <text:p text:style-name="a765" text:class-names="" text:cond-style-name=""><text:span text:style-name="a764" text:class-names="">WIFI</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21102in" svg:y="2.45591in" svg:width="1.14094in" svg:height="0.37874in" draw:id="id136" draw:style-name="a769" draw:name="Freihandform 15">
          <svg:desc/>
          <text:p text:style-name="a768" text:class-names="" text:cond-style-name=""><text:span text:style-name="a767" text:class-names="">Etherne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59844in" svg:y="4.36993in" svg:width="1.153in" svg:height="0.38969in" draw:id="id137" draw:style-name="a773" draw:name="Freihandform 16">
          <svg:desc/>
          <text:p text:style-name="a772" text:class-names="" text:cond-style-name=""><text:span text:style-name="a770" text:class-names="">Ethernet</text:span><text:span text:style-name="a7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7.00787in" svg:y1="1.25984in" draw:start-shape="id127" draw:start-glue-point="1" svg:x2="8.03149in" svg:y2="1.65354in" draw:end-shape="id128" draw:end-glue-point="3" draw:id="id138" draw:style-name="a774" draw:name="Gewinkelte Verbindung 17">
          <svg:desc/>
        </draw:connector>
        <draw:custom-shape svg:x="8.39134in" svg:y="6.92913in" svg:width="2.04094in" svg:height="0.37874in" draw:id="id139" draw:style-name="a777" draw:name="Freihandform 18">
          <svg:desc/>
          <text:p text:style-name="a776" text:class-names="" text:cond-style-name=""><text:span text:style-name="a775" text:class-names="">Galv Verbindu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8.89764in" svg:y1="2.04724in" draw:start-shape="id128" draw:start-glue-point="2" svg:x2="8.89764in" svg:y2="2.91339in" draw:id="id140" draw:style-name="a778" draw:name="Gewinkelte Verbindung 19">
          <svg:desc/>
        </draw:connector>
        <draw:custom-shape svg:x="7.32283in" svg:y="7.08661in" svg:width="1.02362in" svg:height="0in" draw:id="id141" draw:style-name="a781" draw:name="Gerade Verbindung 20">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7.48087in" svg:y="0.43248in" svg:width="1.153in" svg:height="0.38969in" draw:id="id142" draw:style-name="a785" draw:name="Freihandform 21">
          <svg:desc/>
          <text:p text:style-name="a784" text:class-names="" text:cond-style-name=""><text:span text:style-name="a782" text:class-names="">Ethernet</text:span><text:span text:style-name="a78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46063in" svg:y="6.70787in" svg:width="1.38937in" svg:height="0.37874in" draw:id="id143" draw:style-name="a788" draw:name="Freihandform 22">
          <svg:desc/>
          <text:p text:style-name="a787" text:class-names="" text:cond-style-name=""><text:span text:style-name="a786" text:class-names="">9D-Senso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1.65354in" svg:y1="6.1811in" draw:start-shape="id143" draw:start-glue-point="3" svg:x2="3.46063in" svg:y2="6.89724in" draw:end-shape="id124" draw:end-glue-point="3" draw:id="id144" draw:style-name="a789" draw:transform="translate(-2.55709in -6.53917in) rotate(-3.14159) translate(2.55709in 6.53917in)" draw:name="Gewinkelte Verbindung 23">
          <svg:desc/>
        </draw:connector>
        <draw:custom-shape svg:x="3.58504in" svg:y="5.52677in" svg:width="1.13937in" svg:height="0.37874in" draw:id="id145" draw:style-name="a792" draw:name="Freihandform 24">
          <svg:desc/>
          <text:p text:style-name="a791" text:class-names="" text:cond-style-name=""><text:span text:style-name="a790" text:class-names="">Driver12</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42264in" svg:y="2.16496in" svg:width="1.81222in" svg:height="0.68in" draw:id="id146" draw:style-name="a800" draw:name="Freihandform 25">
          <svg:desc/>
          <text:p text:style-name="a796" text:class-names="" text:cond-style-name=""><text:span text:style-name="a793" text:class-names="">(</text:span><text:span text:style-name="a794" text:class-names="">Logview</text:span><text:span text:style-name="a795" text:class-names=""/></text:p>
          <text:p text:style-name="a799" text:class-names="" text:cond-style-name=""><text:span text:style-name="a797" text:class-names="">Für Sensoren)</text:span><text:span text:style-name="a7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11811in" svg:y="3.67205in" svg:width="1.37087in" svg:height="0.65866in" draw:id="id147" draw:style-name="a805" draw:name="Freihandform 26">
          <svg:desc/>
          <text:p text:style-name="a802" text:class-names="" text:cond-style-name=""><text:span text:style-name="a801" text:class-names="">CAM-View</text:span></text:p>
          <text:p text:style-name="a804" text:class-names="" text:cond-style-name=""><text:span text:style-name="a803" text:class-names="">Browse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79685in" svg:y="4.69567in" svg:width="2.25079in" svg:height="0.65866in" draw:id="id148" draw:style-name="a810" draw:name="Freihandform 27">
          <svg:desc/>
          <text:p text:style-name="a807" text:class-names="" text:cond-style-name=""><text:span text:style-name="a806" text:class-names="">GoPro</text:span></text:p>
          <text:p text:style-name="a809" text:class-names="" text:cond-style-name=""><text:span text:style-name="a808" text:class-names="">No phys. Conne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onnector draw:type="standard" svg:x1="4.97954in" svg:y1="1.00276in" draw:start-shape="id127" draw:start-glue-point="2" svg:x2="5.49095in" svg:y2="2.81574in" draw:end-shape="id146" draw:end-glue-point="0" draw:id="id149" draw:style-name="a812" draw:transform="translate(-5.23524in -1.90925in) rotate(-1.5708) translate(5.23524in 1.90925in)" draw:name="Gewinkelte Verbindung 28">
          <svg:desc/>
        </draw:connector>
        <draw:connector draw:type="standard" svg:x1="6.98189in" svg:y1="2.83189in" draw:start-shape="id147" draw:start-glue-point="0" svg:x2="4.96339in" svg:y2="2.4937in" draw:end-shape="id127" draw:end-glue-point="2" draw:id="id150" draw:style-name="a814" draw:transform="translate(-5.97264in -2.6628in) rotate(-1.5708) translate(5.97264in 2.6628in)" draw:name="Gewinkelte Verbindung 29">
          <svg:desc/>
        </draw:connector>
        <draw:custom-shape svg:x="7.32283in" svg:y="7.71654in" svg:width="0.94488in" svg:height="0in" draw:id="id151" draw:style-name="a818" draw:name="Gerade Verbindung 30">
          <svg:desc/>
          <text:p text:style-name="a816" text:class-names="" text:cond-style-name=""><text:span text:style-name="a8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8.4122in" svg:y="7.48031in" svg:width="2.06929in" svg:height="0.37874in" draw:id="id152" draw:style-name="a821" draw:name="Freihandform 31">
          <svg:desc/>
          <text:p text:style-name="a820" text:class-names="" text:cond-style-name=""><text:span text:style-name="a819" text:class-names="">Software interna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625in" svg:y="1.06217in" svg:width="5.31468in" svg:height="6.95866in" draw:id="id153" draw:style-name="a824" draw:name="Freihandform 36">
          <svg:desc/>
          <text:p text:style-name="a823" text:class-names="" text:cond-style-name=""><text:span text:style-name="a822" text:class-names=""/></text:p>
          <draw:enhanced-geometry xmlns:dr3d="urn:oasis:names:tc:opendocument:xmlns:dr3d:1.0" draw:type="non-primitive" svg:viewBox="0 0 4859740 6363003" draw:enhanced-path="M 0 303 C 208609 38232 17840 0 171450 38403 250016 58045 188729 37897 257175 57453 266829 60211 276973 62102 285750 66978 305764 78097 321180 97838 342900 105078 375857 116064 370507 111496 400050 133653 416314 145851 430759 160476 447675 171753 459489 179629 473363 183907 485775 190803 506181 202139 553603 230056 571500 247953 582725 259178 589744 274000 600075 286053 608841 296280 620380 303995 628650 314628 642706 332700 650561 355589 666750 371778 758743 463771 641843 351853 762000 447978 776025 459198 786527 474315 800100 486078 992562 652878 820823 501620 990600 628953 1003300 638478 1015491 648722 1028700 657528 1091096 699125 1066933 674297 1133475 724203 1146175 733728 1160350 741553 1171575 752778 1182800 764003 1188925 779653 1200150 790878 1211375 802103 1227025 808228 1238250 819453 1255785 836988 1267341 860128 1285875 876603 1296487 886036 1311599 888692 1323975 895653 1362419 917278 1398823 942602 1438275 962328 1457325 971853 1476727 980704 1495425 990903 1535175 1012585 1599955 1059434 1638300 1067103 1782639 1095971 1669769 1075586 1981200 1095678 1990725 1114728 1995750 1136799 2009775 1152828 2019125 1163514 2037835 1161838 2047875 1171878 2057915 1181918 2059400 1197937 2066925 1209978 2075339 1223440 2085975 1235378 2095500 1248078 2116956 1312446 2089513 1234608 2133600 1333803 2147154 1364300 2148621 1398556 2162175 1429053 2183235 1476437 2193521 1490822 2219325 1533828 2239149 1613122 2215011 1534724 2247900 1600503 2252390 1609483 2251856 1620724 2257425 1629078 2264897 1640286 2277730 1647020 2286000 1657653 2300056 1675725 2311400 1695753 2324100 1714803 L 2343150 1743378 C 2349500 1752903 2357080 1761714 2362200 1771953 2368550 1784653 2372997 1798499 2381250 1810053 2389080 1821014 2400955 1828491 2409825 1838628 2423212 1853928 2433550 1871878 2447925 1886253 2459150 1897478 2473972 1904497 2486025 1914828 2496252 1923594 2505075 1933878 2514600 1943403 2536050 2007753 2506302 1938002 2552700 1991028 2567777 2008258 2580561 2027700 2590800 2048178 2597150 2060878 2599810 2076238 2609850 2086278 2616950 2093378 2628900 2092628 2638425 2095803 2665771 2205186 2627533 2070388 2667000 2162478 2716053 2276935 2620239 2106768 2705100 2248203 2714821 2287088 2726843 2339313 2743200 2372028 2780054 2445737 2760817 2410915 2800350 2476803 2814496 2533385 2801086 2500694 2838450 2553003 2845104 2562318 2848706 2574249 2857500 2581578 2868408 2590668 2883786 2592752 2895600 2600628 2912516 2611905 2926309 2627451 2943225 2638728 2955039 2646604 2969771 2649525 2981325 2657778 2992286 2665608 2999267 2678083 3009900 2686353 3066940 2730717 3054202 2721883 3114675 2733978 3124200 2743503 3132289 2754723 3143250 2762553 3154804 2770806 3168375 2775836 3181350 2781603 3225542 2801244 3276012 2809737 3314700 2838753 3363273 2875183 3337399 2863478 3390900 2876853 3400425 2883203 3409236 2890783 3419475 2895903 3428455 2900393 3439696 2899859 3448050 2905428 3459258 2912900 3466488 2925133 3476625 2934003 3491925 2947390 3506817 2961643 3524250 2972103 3538911 2980900 3556000 2984803 3571875 2991153 3578225 3003853 3580313 3019820 3590925 3029253 3649409 3081239 3667273 3057912 3733800 3095928 3777387 3120835 3816194 3153305 3857625 3181653 3876521 3194582 3896703 3205697 3914775 3219753 4011708 3295145 3968121 3270239 4038600 3305478 4151100 3474228 4008240 3254818 4105275 3419778 4126264 3455459 4149461 3489797 4171950 3524553 4184388 3543775 4191734 3567966 4210050 3581703 4237605 3602370 4265111 3620192 4286250 3648378 4294769 3659737 4297775 3674437 4305300 3686478 4319010 3708414 4342121 3736212 4362450 3753153 4371244 3760482 4381500 3765853 4391025 3772203 4394200 3781728 4396595 3791550 4400550 3800778 4406143 3813829 4414614 3825583 4419600 3838878 4424197 3851135 4422630 3865612 4429125 3876978 4435808 3888674 4448175 3896028 4457700 3905553 4482896 4006339 4448687 3887655 4486275 3972228 4530039 4070697 4477707 3992555 4533900 4067478 4537075 4083353 4538305 4099744 4543425 4115103 4551482 4139273 4567590 4160875 4581525 4181778 4591246 4220663 4603268 4272888 4619625 4305603 L 4648200 4362753 C 4668201 4462760 4641567 4357355 4686300 4458003 4742361 4584139 4629629 4385776 4724400 4543728 4727575 4556428 4728608 4569865 4733925 4581828 4758964 4638165 4761365 4611834 4772025 4658028 4779306 4689578 4780836 4722561 4791075 4753278 4794250 4762803 4795031 4773499 4800600 4781853 4808072 4793061 4819650 4800903 4829175 4810428 4832350 4829478 4834510 4848725 4838700 4867578 4840878 4877379 4848225 4886113 4848225 4896153 4848225 5157128 4859740 5194770 4829175 5362878 4826279 5378806 4821940 5394476 4819650 5410503 4815584 5438965 4816590 5468213 4810125 5496228 4806932 5510063 4797425 5521628 4791075 5534328 4797425 5635928 4802872 5737588 4810125 5839128 4816822 5932888 4810764 5907720 4829175 5962953 4832350 5985178 4838700 6007177 4838700 6029628 4838700 6115412 4831625 6201054 4829175 6286803 4828450 6312193 4829175 6337603 4829175 6363003 N" draw:text-areas="?f426 ?f428 ?f427 ?f429" draw:glue-points="?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09 ?f415 ?f416 ?f417 ?f418 ?f419 ?f405 ?f420 ?f418 ?f421 ?f409 ?f422 ?f411 ?f423 ?f409 ?f424 ?f409 ?f42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59740"/>
            <draw:equation draw:name="f7" draw:formula="?f4 / 6363003"/>
            <draw:equation draw:name="f8" draw:formula="0 * ?f5 / 4859740"/>
            <draw:equation draw:name="f9" draw:formula="303 * ?f4 / 6363003"/>
            <draw:equation draw:name="f10" draw:formula="171450 * ?f5 / 4859740"/>
            <draw:equation draw:name="f11" draw:formula="38403 * ?f4 / 6363003"/>
            <draw:equation draw:name="f12" draw:formula="257175 * ?f5 / 4859740"/>
            <draw:equation draw:name="f13" draw:formula="57453 * ?f4 / 6363003"/>
            <draw:equation draw:name="f14" draw:formula="285750 * ?f5 / 4859740"/>
            <draw:equation draw:name="f15" draw:formula="66978 * ?f4 / 6363003"/>
            <draw:equation draw:name="f16" draw:formula="342900 * ?f5 / 4859740"/>
            <draw:equation draw:name="f17" draw:formula="105078 * ?f4 / 6363003"/>
            <draw:equation draw:name="f18" draw:formula="400050 * ?f5 / 4859740"/>
            <draw:equation draw:name="f19" draw:formula="133653 * ?f4 / 6363003"/>
            <draw:equation draw:name="f20" draw:formula="447675 * ?f5 / 4859740"/>
            <draw:equation draw:name="f21" draw:formula="171753 * ?f4 / 6363003"/>
            <draw:equation draw:name="f22" draw:formula="485775 * ?f5 / 4859740"/>
            <draw:equation draw:name="f23" draw:formula="190803 * ?f4 / 6363003"/>
            <draw:equation draw:name="f24" draw:formula="571500 * ?f5 / 4859740"/>
            <draw:equation draw:name="f25" draw:formula="247953 * ?f4 / 6363003"/>
            <draw:equation draw:name="f26" draw:formula="600075 * ?f5 / 4859740"/>
            <draw:equation draw:name="f27" draw:formula="286053 * ?f4 / 6363003"/>
            <draw:equation draw:name="f28" draw:formula="628650 * ?f5 / 4859740"/>
            <draw:equation draw:name="f29" draw:formula="314628 * ?f4 / 6363003"/>
            <draw:equation draw:name="f30" draw:formula="666750 * ?f5 / 4859740"/>
            <draw:equation draw:name="f31" draw:formula="371778 * ?f4 / 6363003"/>
            <draw:equation draw:name="f32" draw:formula="762000 * ?f5 / 4859740"/>
            <draw:equation draw:name="f33" draw:formula="447978 * ?f4 / 6363003"/>
            <draw:equation draw:name="f34" draw:formula="800100 * ?f5 / 4859740"/>
            <draw:equation draw:name="f35" draw:formula="486078 * ?f4 / 6363003"/>
            <draw:equation draw:name="f36" draw:formula="990600 * ?f5 / 4859740"/>
            <draw:equation draw:name="f37" draw:formula="628953 * ?f4 / 6363003"/>
            <draw:equation draw:name="f38" draw:formula="1028700 * ?f5 / 4859740"/>
            <draw:equation draw:name="f39" draw:formula="657528 * ?f4 / 6363003"/>
            <draw:equation draw:name="f40" draw:formula="1133475 * ?f5 / 4859740"/>
            <draw:equation draw:name="f41" draw:formula="724203 * ?f4 / 6363003"/>
            <draw:equation draw:name="f42" draw:formula="1171575 * ?f5 / 4859740"/>
            <draw:equation draw:name="f43" draw:formula="752778 * ?f4 / 6363003"/>
            <draw:equation draw:name="f44" draw:formula="1200150 * ?f5 / 4859740"/>
            <draw:equation draw:name="f45" draw:formula="790878 * ?f4 / 6363003"/>
            <draw:equation draw:name="f46" draw:formula="1238250 * ?f5 / 4859740"/>
            <draw:equation draw:name="f47" draw:formula="819453 * ?f4 / 6363003"/>
            <draw:equation draw:name="f48" draw:formula="1285875 * ?f5 / 4859740"/>
            <draw:equation draw:name="f49" draw:formula="876603 * ?f4 / 6363003"/>
            <draw:equation draw:name="f50" draw:formula="1323975 * ?f5 / 4859740"/>
            <draw:equation draw:name="f51" draw:formula="895653 * ?f4 / 6363003"/>
            <draw:equation draw:name="f52" draw:formula="1438275 * ?f5 / 4859740"/>
            <draw:equation draw:name="f53" draw:formula="962328 * ?f4 / 6363003"/>
            <draw:equation draw:name="f54" draw:formula="1495425 * ?f5 / 4859740"/>
            <draw:equation draw:name="f55" draw:formula="990903 * ?f4 / 6363003"/>
            <draw:equation draw:name="f56" draw:formula="1638300 * ?f5 / 4859740"/>
            <draw:equation draw:name="f57" draw:formula="1067103 * ?f4 / 6363003"/>
            <draw:equation draw:name="f58" draw:formula="1981200 * ?f5 / 4859740"/>
            <draw:equation draw:name="f59" draw:formula="1095678 * ?f4 / 6363003"/>
            <draw:equation draw:name="f60" draw:formula="2009775 * ?f5 / 4859740"/>
            <draw:equation draw:name="f61" draw:formula="1152828 * ?f4 / 6363003"/>
            <draw:equation draw:name="f62" draw:formula="2047875 * ?f5 / 4859740"/>
            <draw:equation draw:name="f63" draw:formula="1171878 * ?f4 / 6363003"/>
            <draw:equation draw:name="f64" draw:formula="2066925 * ?f5 / 4859740"/>
            <draw:equation draw:name="f65" draw:formula="1209978 * ?f4 / 6363003"/>
            <draw:equation draw:name="f66" draw:formula="2095500 * ?f5 / 4859740"/>
            <draw:equation draw:name="f67" draw:formula="1248078 * ?f4 / 6363003"/>
            <draw:equation draw:name="f68" draw:formula="2133600 * ?f5 / 4859740"/>
            <draw:equation draw:name="f69" draw:formula="1333803 * ?f4 / 6363003"/>
            <draw:equation draw:name="f70" draw:formula="2162175 * ?f5 / 4859740"/>
            <draw:equation draw:name="f71" draw:formula="1429053 * ?f4 / 6363003"/>
            <draw:equation draw:name="f72" draw:formula="2219325 * ?f5 / 4859740"/>
            <draw:equation draw:name="f73" draw:formula="1533828 * ?f4 / 6363003"/>
            <draw:equation draw:name="f74" draw:formula="2247900 * ?f5 / 4859740"/>
            <draw:equation draw:name="f75" draw:formula="1600503 * ?f4 / 6363003"/>
            <draw:equation draw:name="f76" draw:formula="2257425 * ?f5 / 4859740"/>
            <draw:equation draw:name="f77" draw:formula="1629078 * ?f4 / 6363003"/>
            <draw:equation draw:name="f78" draw:formula="2286000 * ?f5 / 4859740"/>
            <draw:equation draw:name="f79" draw:formula="1657653 * ?f4 / 6363003"/>
            <draw:equation draw:name="f80" draw:formula="2324100 * ?f5 / 4859740"/>
            <draw:equation draw:name="f81" draw:formula="1714803 * ?f4 / 6363003"/>
            <draw:equation draw:name="f82" draw:formula="2343150 * ?f5 / 4859740"/>
            <draw:equation draw:name="f83" draw:formula="1743378 * ?f4 / 6363003"/>
            <draw:equation draw:name="f84" draw:formula="2362200 * ?f5 / 4859740"/>
            <draw:equation draw:name="f85" draw:formula="1771953 * ?f4 / 6363003"/>
            <draw:equation draw:name="f86" draw:formula="2381250 * ?f5 / 4859740"/>
            <draw:equation draw:name="f87" draw:formula="1810053 * ?f4 / 6363003"/>
            <draw:equation draw:name="f88" draw:formula="2409825 * ?f5 / 4859740"/>
            <draw:equation draw:name="f89" draw:formula="1838628 * ?f4 / 6363003"/>
            <draw:equation draw:name="f90" draw:formula="2447925 * ?f5 / 4859740"/>
            <draw:equation draw:name="f91" draw:formula="1886253 * ?f4 / 6363003"/>
            <draw:equation draw:name="f92" draw:formula="2486025 * ?f5 / 4859740"/>
            <draw:equation draw:name="f93" draw:formula="1914828 * ?f4 / 6363003"/>
            <draw:equation draw:name="f94" draw:formula="2514600 * ?f5 / 4859740"/>
            <draw:equation draw:name="f95" draw:formula="1943403 * ?f4 / 6363003"/>
            <draw:equation draw:name="f96" draw:formula="2552700 * ?f5 / 4859740"/>
            <draw:equation draw:name="f97" draw:formula="1991028 * ?f4 / 6363003"/>
            <draw:equation draw:name="f98" draw:formula="2590800 * ?f5 / 4859740"/>
            <draw:equation draw:name="f99" draw:formula="2048178 * ?f4 / 6363003"/>
            <draw:equation draw:name="f100" draw:formula="2609850 * ?f5 / 4859740"/>
            <draw:equation draw:name="f101" draw:formula="2086278 * ?f4 / 6363003"/>
            <draw:equation draw:name="f102" draw:formula="2638425 * ?f5 / 4859740"/>
            <draw:equation draw:name="f103" draw:formula="2095803 * ?f4 / 6363003"/>
            <draw:equation draw:name="f104" draw:formula="2667000 * ?f5 / 4859740"/>
            <draw:equation draw:name="f105" draw:formula="2162478 * ?f4 / 6363003"/>
            <draw:equation draw:name="f106" draw:formula="2705100 * ?f5 / 4859740"/>
            <draw:equation draw:name="f107" draw:formula="2248203 * ?f4 / 6363003"/>
            <draw:equation draw:name="f108" draw:formula="2743200 * ?f5 / 4859740"/>
            <draw:equation draw:name="f109" draw:formula="2372028 * ?f4 / 6363003"/>
            <draw:equation draw:name="f110" draw:formula="2800350 * ?f5 / 4859740"/>
            <draw:equation draw:name="f111" draw:formula="2476803 * ?f4 / 6363003"/>
            <draw:equation draw:name="f112" draw:formula="2838450 * ?f5 / 4859740"/>
            <draw:equation draw:name="f113" draw:formula="2553003 * ?f4 / 6363003"/>
            <draw:equation draw:name="f114" draw:formula="2857500 * ?f5 / 4859740"/>
            <draw:equation draw:name="f115" draw:formula="2581578 * ?f4 / 6363003"/>
            <draw:equation draw:name="f116" draw:formula="2895600 * ?f5 / 4859740"/>
            <draw:equation draw:name="f117" draw:formula="2600628 * ?f4 / 6363003"/>
            <draw:equation draw:name="f118" draw:formula="2943225 * ?f5 / 4859740"/>
            <draw:equation draw:name="f119" draw:formula="2638728 * ?f4 / 6363003"/>
            <draw:equation draw:name="f120" draw:formula="2981325 * ?f5 / 4859740"/>
            <draw:equation draw:name="f121" draw:formula="2657778 * ?f4 / 6363003"/>
            <draw:equation draw:name="f122" draw:formula="3009900 * ?f5 / 4859740"/>
            <draw:equation draw:name="f123" draw:formula="2686353 * ?f4 / 6363003"/>
            <draw:equation draw:name="f124" draw:formula="3114675 * ?f5 / 4859740"/>
            <draw:equation draw:name="f125" draw:formula="2733978 * ?f4 / 6363003"/>
            <draw:equation draw:name="f126" draw:formula="3143250 * ?f5 / 4859740"/>
            <draw:equation draw:name="f127" draw:formula="2762553 * ?f4 / 6363003"/>
            <draw:equation draw:name="f128" draw:formula="3181350 * ?f5 / 4859740"/>
            <draw:equation draw:name="f129" draw:formula="2781603 * ?f4 / 6363003"/>
            <draw:equation draw:name="f130" draw:formula="3314700 * ?f5 / 4859740"/>
            <draw:equation draw:name="f131" draw:formula="2838753 * ?f4 / 6363003"/>
            <draw:equation draw:name="f132" draw:formula="3390900 * ?f5 / 4859740"/>
            <draw:equation draw:name="f133" draw:formula="2876853 * ?f4 / 6363003"/>
            <draw:equation draw:name="f134" draw:formula="3419475 * ?f5 / 4859740"/>
            <draw:equation draw:name="f135" draw:formula="2895903 * ?f4 / 6363003"/>
            <draw:equation draw:name="f136" draw:formula="3448050 * ?f5 / 4859740"/>
            <draw:equation draw:name="f137" draw:formula="2905428 * ?f4 / 6363003"/>
            <draw:equation draw:name="f138" draw:formula="3476625 * ?f5 / 4859740"/>
            <draw:equation draw:name="f139" draw:formula="2934003 * ?f4 / 6363003"/>
            <draw:equation draw:name="f140" draw:formula="3524250 * ?f5 / 4859740"/>
            <draw:equation draw:name="f141" draw:formula="2972103 * ?f4 / 6363003"/>
            <draw:equation draw:name="f142" draw:formula="3571875 * ?f5 / 4859740"/>
            <draw:equation draw:name="f143" draw:formula="2991153 * ?f4 / 6363003"/>
            <draw:equation draw:name="f144" draw:formula="3590925 * ?f5 / 4859740"/>
            <draw:equation draw:name="f145" draw:formula="3029253 * ?f4 / 6363003"/>
            <draw:equation draw:name="f146" draw:formula="3733800 * ?f5 / 4859740"/>
            <draw:equation draw:name="f147" draw:formula="3095928 * ?f4 / 6363003"/>
            <draw:equation draw:name="f148" draw:formula="3857625 * ?f5 / 4859740"/>
            <draw:equation draw:name="f149" draw:formula="3181653 * ?f4 / 6363003"/>
            <draw:equation draw:name="f150" draw:formula="3914775 * ?f5 / 4859740"/>
            <draw:equation draw:name="f151" draw:formula="3219753 * ?f4 / 6363003"/>
            <draw:equation draw:name="f152" draw:formula="4038600 * ?f5 / 4859740"/>
            <draw:equation draw:name="f153" draw:formula="3305478 * ?f4 / 6363003"/>
            <draw:equation draw:name="f154" draw:formula="4105275 * ?f5 / 4859740"/>
            <draw:equation draw:name="f155" draw:formula="3419778 * ?f4 / 6363003"/>
            <draw:equation draw:name="f156" draw:formula="4171950 * ?f5 / 4859740"/>
            <draw:equation draw:name="f157" draw:formula="3524553 * ?f4 / 6363003"/>
            <draw:equation draw:name="f158" draw:formula="4210050 * ?f5 / 4859740"/>
            <draw:equation draw:name="f159" draw:formula="3581703 * ?f4 / 6363003"/>
            <draw:equation draw:name="f160" draw:formula="4286250 * ?f5 / 4859740"/>
            <draw:equation draw:name="f161" draw:formula="3648378 * ?f4 / 6363003"/>
            <draw:equation draw:name="f162" draw:formula="4305300 * ?f5 / 4859740"/>
            <draw:equation draw:name="f163" draw:formula="3686478 * ?f4 / 6363003"/>
            <draw:equation draw:name="f164" draw:formula="4362450 * ?f5 / 4859740"/>
            <draw:equation draw:name="f165" draw:formula="3753153 * ?f4 / 6363003"/>
            <draw:equation draw:name="f166" draw:formula="4391025 * ?f5 / 4859740"/>
            <draw:equation draw:name="f167" draw:formula="3772203 * ?f4 / 6363003"/>
            <draw:equation draw:name="f168" draw:formula="4400550 * ?f5 / 4859740"/>
            <draw:equation draw:name="f169" draw:formula="3800778 * ?f4 / 6363003"/>
            <draw:equation draw:name="f170" draw:formula="4419600 * ?f5 / 4859740"/>
            <draw:equation draw:name="f171" draw:formula="3838878 * ?f4 / 6363003"/>
            <draw:equation draw:name="f172" draw:formula="4429125 * ?f5 / 4859740"/>
            <draw:equation draw:name="f173" draw:formula="3876978 * ?f4 / 6363003"/>
            <draw:equation draw:name="f174" draw:formula="4457700 * ?f5 / 4859740"/>
            <draw:equation draw:name="f175" draw:formula="3905553 * ?f4 / 6363003"/>
            <draw:equation draw:name="f176" draw:formula="4486275 * ?f5 / 4859740"/>
            <draw:equation draw:name="f177" draw:formula="3972228 * ?f4 / 6363003"/>
            <draw:equation draw:name="f178" draw:formula="4533900 * ?f5 / 4859740"/>
            <draw:equation draw:name="f179" draw:formula="4067478 * ?f4 / 6363003"/>
            <draw:equation draw:name="f180" draw:formula="4543425 * ?f5 / 4859740"/>
            <draw:equation draw:name="f181" draw:formula="4115103 * ?f4 / 6363003"/>
            <draw:equation draw:name="f182" draw:formula="4581525 * ?f5 / 4859740"/>
            <draw:equation draw:name="f183" draw:formula="4181778 * ?f4 / 6363003"/>
            <draw:equation draw:name="f184" draw:formula="4619625 * ?f5 / 4859740"/>
            <draw:equation draw:name="f185" draw:formula="4305603 * ?f4 / 6363003"/>
            <draw:equation draw:name="f186" draw:formula="4648200 * ?f5 / 4859740"/>
            <draw:equation draw:name="f187" draw:formula="4362753 * ?f4 / 6363003"/>
            <draw:equation draw:name="f188" draw:formula="4686300 * ?f5 / 4859740"/>
            <draw:equation draw:name="f189" draw:formula="4458003 * ?f4 / 6363003"/>
            <draw:equation draw:name="f190" draw:formula="4724400 * ?f5 / 4859740"/>
            <draw:equation draw:name="f191" draw:formula="4543728 * ?f4 / 6363003"/>
            <draw:equation draw:name="f192" draw:formula="4733925 * ?f5 / 4859740"/>
            <draw:equation draw:name="f193" draw:formula="4581828 * ?f4 / 6363003"/>
            <draw:equation draw:name="f194" draw:formula="4772025 * ?f5 / 4859740"/>
            <draw:equation draw:name="f195" draw:formula="4658028 * ?f4 / 6363003"/>
            <draw:equation draw:name="f196" draw:formula="4791075 * ?f5 / 4859740"/>
            <draw:equation draw:name="f197" draw:formula="4753278 * ?f4 / 6363003"/>
            <draw:equation draw:name="f198" draw:formula="4800600 * ?f5 / 4859740"/>
            <draw:equation draw:name="f199" draw:formula="4781853 * ?f4 / 6363003"/>
            <draw:equation draw:name="f200" draw:formula="4829175 * ?f5 / 4859740"/>
            <draw:equation draw:name="f201" draw:formula="4810428 * ?f4 / 6363003"/>
            <draw:equation draw:name="f202" draw:formula="4838700 * ?f5 / 4859740"/>
            <draw:equation draw:name="f203" draw:formula="4867578 * ?f4 / 6363003"/>
            <draw:equation draw:name="f204" draw:formula="4848225 * ?f5 / 4859740"/>
            <draw:equation draw:name="f205" draw:formula="4896153 * ?f4 / 6363003"/>
            <draw:equation draw:name="f206" draw:formula="5362878 * ?f4 / 6363003"/>
            <draw:equation draw:name="f207" draw:formula="4819650 * ?f5 / 4859740"/>
            <draw:equation draw:name="f208" draw:formula="5410503 * ?f4 / 6363003"/>
            <draw:equation draw:name="f209" draw:formula="4810125 * ?f5 / 4859740"/>
            <draw:equation draw:name="f210" draw:formula="5496228 * ?f4 / 6363003"/>
            <draw:equation draw:name="f211" draw:formula="5534328 * ?f4 / 6363003"/>
            <draw:equation draw:name="f212" draw:formula="5839128 * ?f4 / 6363003"/>
            <draw:equation draw:name="f213" draw:formula="5962953 * ?f4 / 6363003"/>
            <draw:equation draw:name="f214" draw:formula="6029628 * ?f4 / 6363003"/>
            <draw:equation draw:name="f215" draw:formula="6286803 * ?f4 / 6363003"/>
            <draw:equation draw:name="f216" draw:formula="6363003 * ?f4 / 6363003"/>
            <draw:equation draw:name="f217" draw:formula="?f8 / ?f6"/>
            <draw:equation draw:name="f218" draw:formula="?f9 / ?f7"/>
            <draw:equation draw:name="f219" draw:formula="?f10 / ?f6"/>
            <draw:equation draw:name="f220" draw:formula="?f11 / ?f7"/>
            <draw:equation draw:name="f221" draw:formula="?f12 / ?f6"/>
            <draw:equation draw:name="f222" draw:formula="?f13 / ?f7"/>
            <draw:equation draw:name="f223" draw:formula="?f14 / ?f6"/>
            <draw:equation draw:name="f224" draw:formula="?f15 / ?f7"/>
            <draw:equation draw:name="f225" draw:formula="?f16 / ?f6"/>
            <draw:equation draw:name="f226" draw:formula="?f17 / ?f7"/>
            <draw:equation draw:name="f227" draw:formula="?f18 / ?f6"/>
            <draw:equation draw:name="f228" draw:formula="?f19 / ?f7"/>
            <draw:equation draw:name="f229" draw:formula="?f20 / ?f6"/>
            <draw:equation draw:name="f230" draw:formula="?f21 / ?f7"/>
            <draw:equation draw:name="f231" draw:formula="?f22 / ?f6"/>
            <draw:equation draw:name="f232" draw:formula="?f23 / ?f7"/>
            <draw:equation draw:name="f233" draw:formula="?f24 / ?f6"/>
            <draw:equation draw:name="f234" draw:formula="?f25 / ?f7"/>
            <draw:equation draw:name="f235" draw:formula="?f26 / ?f6"/>
            <draw:equation draw:name="f236" draw:formula="?f27 / ?f7"/>
            <draw:equation draw:name="f237" draw:formula="?f28 / ?f6"/>
            <draw:equation draw:name="f238" draw:formula="?f29 / ?f7"/>
            <draw:equation draw:name="f239" draw:formula="?f30 / ?f6"/>
            <draw:equation draw:name="f240" draw:formula="?f31 / ?f7"/>
            <draw:equation draw:name="f241" draw:formula="?f32 / ?f6"/>
            <draw:equation draw:name="f242" draw:formula="?f33 / ?f7"/>
            <draw:equation draw:name="f243" draw:formula="?f34 / ?f6"/>
            <draw:equation draw:name="f244" draw:formula="?f35 / ?f7"/>
            <draw:equation draw:name="f245" draw:formula="?f36 / ?f6"/>
            <draw:equation draw:name="f246" draw:formula="?f37 / ?f7"/>
            <draw:equation draw:name="f247" draw:formula="?f38 / ?f6"/>
            <draw:equation draw:name="f248" draw:formula="?f39 / ?f7"/>
            <draw:equation draw:name="f249" draw:formula="?f40 / ?f6"/>
            <draw:equation draw:name="f250" draw:formula="?f41 / ?f7"/>
            <draw:equation draw:name="f251" draw:formula="?f42 / ?f6"/>
            <draw:equation draw:name="f252" draw:formula="?f43 / ?f7"/>
            <draw:equation draw:name="f253" draw:formula="?f44 / ?f6"/>
            <draw:equation draw:name="f254" draw:formula="?f45 / ?f7"/>
            <draw:equation draw:name="f255" draw:formula="?f46 / ?f6"/>
            <draw:equation draw:name="f256" draw:formula="?f47 / ?f7"/>
            <draw:equation draw:name="f257" draw:formula="?f48 / ?f6"/>
            <draw:equation draw:name="f258" draw:formula="?f49 / ?f7"/>
            <draw:equation draw:name="f259" draw:formula="?f50 / ?f6"/>
            <draw:equation draw:name="f260" draw:formula="?f51 / ?f7"/>
            <draw:equation draw:name="f261" draw:formula="?f52 / ?f6"/>
            <draw:equation draw:name="f262" draw:formula="?f53 / ?f7"/>
            <draw:equation draw:name="f263" draw:formula="?f54 / ?f6"/>
            <draw:equation draw:name="f264" draw:formula="?f55 / ?f7"/>
            <draw:equation draw:name="f265" draw:formula="?f56 / ?f6"/>
            <draw:equation draw:name="f266" draw:formula="?f57 / ?f7"/>
            <draw:equation draw:name="f267" draw:formula="?f58 / ?f6"/>
            <draw:equation draw:name="f268" draw:formula="?f59 / ?f7"/>
            <draw:equation draw:name="f269" draw:formula="?f60 / ?f6"/>
            <draw:equation draw:name="f270" draw:formula="?f61 / ?f7"/>
            <draw:equation draw:name="f271" draw:formula="?f62 / ?f6"/>
            <draw:equation draw:name="f272" draw:formula="?f63 / ?f7"/>
            <draw:equation draw:name="f273" draw:formula="?f64 / ?f6"/>
            <draw:equation draw:name="f274" draw:formula="?f65 / ?f7"/>
            <draw:equation draw:name="f275" draw:formula="?f66 / ?f6"/>
            <draw:equation draw:name="f276" draw:formula="?f67 / ?f7"/>
            <draw:equation draw:name="f277" draw:formula="?f68 / ?f6"/>
            <draw:equation draw:name="f278" draw:formula="?f69 / ?f7"/>
            <draw:equation draw:name="f279" draw:formula="?f70 / ?f6"/>
            <draw:equation draw:name="f280" draw:formula="?f71 / ?f7"/>
            <draw:equation draw:name="f281" draw:formula="?f72 / ?f6"/>
            <draw:equation draw:name="f282" draw:formula="?f73 / ?f7"/>
            <draw:equation draw:name="f283" draw:formula="?f74 / ?f6"/>
            <draw:equation draw:name="f284" draw:formula="?f75 / ?f7"/>
            <draw:equation draw:name="f285" draw:formula="?f76 / ?f6"/>
            <draw:equation draw:name="f286" draw:formula="?f77 / ?f7"/>
            <draw:equation draw:name="f287" draw:formula="?f78 / ?f6"/>
            <draw:equation draw:name="f288" draw:formula="?f79 / ?f7"/>
            <draw:equation draw:name="f289" draw:formula="?f80 / ?f6"/>
            <draw:equation draw:name="f290" draw:formula="?f81 / ?f7"/>
            <draw:equation draw:name="f291" draw:formula="?f82 / ?f6"/>
            <draw:equation draw:name="f292" draw:formula="?f83 / ?f7"/>
            <draw:equation draw:name="f293" draw:formula="?f84 / ?f6"/>
            <draw:equation draw:name="f294" draw:formula="?f85 / ?f7"/>
            <draw:equation draw:name="f295" draw:formula="?f86 / ?f6"/>
            <draw:equation draw:name="f296" draw:formula="?f87 / ?f7"/>
            <draw:equation draw:name="f297" draw:formula="?f88 / ?f6"/>
            <draw:equation draw:name="f298" draw:formula="?f89 / ?f7"/>
            <draw:equation draw:name="f299" draw:formula="?f90 / ?f6"/>
            <draw:equation draw:name="f300" draw:formula="?f91 / ?f7"/>
            <draw:equation draw:name="f301" draw:formula="?f92 / ?f6"/>
            <draw:equation draw:name="f302" draw:formula="?f93 / ?f7"/>
            <draw:equation draw:name="f303" draw:formula="?f94 / ?f6"/>
            <draw:equation draw:name="f304" draw:formula="?f95 / ?f7"/>
            <draw:equation draw:name="f305" draw:formula="?f96 / ?f6"/>
            <draw:equation draw:name="f306" draw:formula="?f97 / ?f7"/>
            <draw:equation draw:name="f307" draw:formula="?f98 / ?f6"/>
            <draw:equation draw:name="f308" draw:formula="?f99 / ?f7"/>
            <draw:equation draw:name="f309" draw:formula="?f100 / ?f6"/>
            <draw:equation draw:name="f310" draw:formula="?f101 / ?f7"/>
            <draw:equation draw:name="f311" draw:formula="?f102 / ?f6"/>
            <draw:equation draw:name="f312" draw:formula="?f103 / ?f7"/>
            <draw:equation draw:name="f313" draw:formula="?f104 / ?f6"/>
            <draw:equation draw:name="f314" draw:formula="?f105 / ?f7"/>
            <draw:equation draw:name="f315" draw:formula="?f106 / ?f6"/>
            <draw:equation draw:name="f316" draw:formula="?f107 / ?f7"/>
            <draw:equation draw:name="f317" draw:formula="?f108 / ?f6"/>
            <draw:equation draw:name="f318" draw:formula="?f109 / ?f7"/>
            <draw:equation draw:name="f319" draw:formula="?f110 / ?f6"/>
            <draw:equation draw:name="f320" draw:formula="?f111 / ?f7"/>
            <draw:equation draw:name="f321" draw:formula="?f112 / ?f6"/>
            <draw:equation draw:name="f322" draw:formula="?f113 / ?f7"/>
            <draw:equation draw:name="f323" draw:formula="?f114 / ?f6"/>
            <draw:equation draw:name="f324" draw:formula="?f115 / ?f7"/>
            <draw:equation draw:name="f325" draw:formula="?f116 / ?f6"/>
            <draw:equation draw:name="f326" draw:formula="?f117 / ?f7"/>
            <draw:equation draw:name="f327" draw:formula="?f118 / ?f6"/>
            <draw:equation draw:name="f328" draw:formula="?f119 / ?f7"/>
            <draw:equation draw:name="f329" draw:formula="?f120 / ?f6"/>
            <draw:equation draw:name="f330" draw:formula="?f121 / ?f7"/>
            <draw:equation draw:name="f331" draw:formula="?f122 / ?f6"/>
            <draw:equation draw:name="f332" draw:formula="?f123 / ?f7"/>
            <draw:equation draw:name="f333" draw:formula="?f124 / ?f6"/>
            <draw:equation draw:name="f334" draw:formula="?f125 / ?f7"/>
            <draw:equation draw:name="f335" draw:formula="?f126 / ?f6"/>
            <draw:equation draw:name="f336" draw:formula="?f127 / ?f7"/>
            <draw:equation draw:name="f337" draw:formula="?f128 / ?f6"/>
            <draw:equation draw:name="f338" draw:formula="?f129 / ?f7"/>
            <draw:equation draw:name="f339" draw:formula="?f130 / ?f6"/>
            <draw:equation draw:name="f340" draw:formula="?f131 / ?f7"/>
            <draw:equation draw:name="f341" draw:formula="?f132 / ?f6"/>
            <draw:equation draw:name="f342" draw:formula="?f133 / ?f7"/>
            <draw:equation draw:name="f343" draw:formula="?f134 / ?f6"/>
            <draw:equation draw:name="f344" draw:formula="?f135 / ?f7"/>
            <draw:equation draw:name="f345" draw:formula="?f136 / ?f6"/>
            <draw:equation draw:name="f346" draw:formula="?f137 / ?f7"/>
            <draw:equation draw:name="f347" draw:formula="?f138 / ?f6"/>
            <draw:equation draw:name="f348" draw:formula="?f139 / ?f7"/>
            <draw:equation draw:name="f349" draw:formula="?f140 / ?f6"/>
            <draw:equation draw:name="f350" draw:formula="?f141 / ?f7"/>
            <draw:equation draw:name="f351" draw:formula="?f142 / ?f6"/>
            <draw:equation draw:name="f352" draw:formula="?f143 / ?f7"/>
            <draw:equation draw:name="f353" draw:formula="?f144 / ?f6"/>
            <draw:equation draw:name="f354" draw:formula="?f145 / ?f7"/>
            <draw:equation draw:name="f355" draw:formula="?f146 / ?f6"/>
            <draw:equation draw:name="f356" draw:formula="?f147 / ?f7"/>
            <draw:equation draw:name="f357" draw:formula="?f148 / ?f6"/>
            <draw:equation draw:name="f358" draw:formula="?f149 / ?f7"/>
            <draw:equation draw:name="f359" draw:formula="?f150 / ?f6"/>
            <draw:equation draw:name="f360" draw:formula="?f151 / ?f7"/>
            <draw:equation draw:name="f361" draw:formula="?f152 / ?f6"/>
            <draw:equation draw:name="f362" draw:formula="?f153 / ?f7"/>
            <draw:equation draw:name="f363" draw:formula="?f154 / ?f6"/>
            <draw:equation draw:name="f364" draw:formula="?f155 / ?f7"/>
            <draw:equation draw:name="f365" draw:formula="?f156 / ?f6"/>
            <draw:equation draw:name="f366" draw:formula="?f157 / ?f7"/>
            <draw:equation draw:name="f367" draw:formula="?f158 / ?f6"/>
            <draw:equation draw:name="f368" draw:formula="?f159 / ?f7"/>
            <draw:equation draw:name="f369" draw:formula="?f160 / ?f6"/>
            <draw:equation draw:name="f370" draw:formula="?f161 / ?f7"/>
            <draw:equation draw:name="f371" draw:formula="?f162 / ?f6"/>
            <draw:equation draw:name="f372" draw:formula="?f163 / ?f7"/>
            <draw:equation draw:name="f373" draw:formula="?f164 / ?f6"/>
            <draw:equation draw:name="f374" draw:formula="?f165 / ?f7"/>
            <draw:equation draw:name="f375" draw:formula="?f166 / ?f6"/>
            <draw:equation draw:name="f376" draw:formula="?f167 / ?f7"/>
            <draw:equation draw:name="f377" draw:formula="?f168 / ?f6"/>
            <draw:equation draw:name="f378" draw:formula="?f169 / ?f7"/>
            <draw:equation draw:name="f379" draw:formula="?f170 / ?f6"/>
            <draw:equation draw:name="f380" draw:formula="?f171 / ?f7"/>
            <draw:equation draw:name="f381" draw:formula="?f172 / ?f6"/>
            <draw:equation draw:name="f382" draw:formula="?f173 / ?f7"/>
            <draw:equation draw:name="f383" draw:formula="?f174 / ?f6"/>
            <draw:equation draw:name="f384" draw:formula="?f175 / ?f7"/>
            <draw:equation draw:name="f385" draw:formula="?f176 / ?f6"/>
            <draw:equation draw:name="f386" draw:formula="?f177 / ?f7"/>
            <draw:equation draw:name="f387" draw:formula="?f178 / ?f6"/>
            <draw:equation draw:name="f388" draw:formula="?f179 / ?f7"/>
            <draw:equation draw:name="f389" draw:formula="?f180 / ?f6"/>
            <draw:equation draw:name="f390" draw:formula="?f181 / ?f7"/>
            <draw:equation draw:name="f391" draw:formula="?f182 / ?f6"/>
            <draw:equation draw:name="f392" draw:formula="?f183 / ?f7"/>
            <draw:equation draw:name="f393" draw:formula="?f184 / ?f6"/>
            <draw:equation draw:name="f394" draw:formula="?f185 / ?f7"/>
            <draw:equation draw:name="f395" draw:formula="?f186 / ?f6"/>
            <draw:equation draw:name="f396" draw:formula="?f187 / ?f7"/>
            <draw:equation draw:name="f397" draw:formula="?f188 / ?f6"/>
            <draw:equation draw:name="f398" draw:formula="?f189 / ?f7"/>
            <draw:equation draw:name="f399" draw:formula="?f190 / ?f6"/>
            <draw:equation draw:name="f400" draw:formula="?f191 / ?f7"/>
            <draw:equation draw:name="f401" draw:formula="?f192 / ?f6"/>
            <draw:equation draw:name="f402" draw:formula="?f193 / ?f7"/>
            <draw:equation draw:name="f403" draw:formula="?f194 / ?f6"/>
            <draw:equation draw:name="f404" draw:formula="?f195 / ?f7"/>
            <draw:equation draw:name="f405" draw:formula="?f196 / ?f6"/>
            <draw:equation draw:name="f406" draw:formula="?f197 / ?f7"/>
            <draw:equation draw:name="f407" draw:formula="?f198 / ?f6"/>
            <draw:equation draw:name="f408" draw:formula="?f199 / ?f7"/>
            <draw:equation draw:name="f409" draw:formula="?f200 / ?f6"/>
            <draw:equation draw:name="f410" draw:formula="?f201 / ?f7"/>
            <draw:equation draw:name="f411" draw:formula="?f202 / ?f6"/>
            <draw:equation draw:name="f412" draw:formula="?f203 / ?f7"/>
            <draw:equation draw:name="f413" draw:formula="?f204 / ?f6"/>
            <draw:equation draw:name="f414" draw:formula="?f205 / ?f7"/>
            <draw:equation draw:name="f415" draw:formula="?f206 / ?f7"/>
            <draw:equation draw:name="f416" draw:formula="?f207 / ?f6"/>
            <draw:equation draw:name="f417" draw:formula="?f208 / ?f7"/>
            <draw:equation draw:name="f418" draw:formula="?f209 / ?f6"/>
            <draw:equation draw:name="f419" draw:formula="?f210 / ?f7"/>
            <draw:equation draw:name="f420" draw:formula="?f211 / ?f7"/>
            <draw:equation draw:name="f421" draw:formula="?f212 / ?f7"/>
            <draw:equation draw:name="f422" draw:formula="?f213 / ?f7"/>
            <draw:equation draw:name="f423" draw:formula="?f214 / ?f7"/>
            <draw:equation draw:name="f424" draw:formula="?f215 / ?f7"/>
            <draw:equation draw:name="f425" draw:formula="?f216 / ?f7"/>
            <draw:equation draw:name="f426" draw:formula="?f0 / ?f6"/>
            <draw:equation draw:name="f427" draw:formula="?f1 / ?f6"/>
            <draw:equation draw:name="f428" draw:formula="?f2 / ?f7"/>
            <draw:equation draw:name="f429" draw:formula="?f3 / ?f7"/>
          </draw:enhanced-geometry>
        </draw:custom-shape>
        <presentation:notes draw:style-name="a827">
          <draw:page-thumbnail draw:page-number="2" svg:x="1.21007in" svg:y="0.88889in" svg:width="5.84549in" svg:height="4.38368in" presentation:class="page" draw:id="id154" presentation:style-name="a825" draw:name="Folienbildplatzhalter 1">
            <svg:desc/>
          </draw:page-thumbnail>
          <draw:frame draw:id="id155" presentation:style-name="a826" draw:name="Notizenplatzhalter 2" svg:x="0.82677in" svg:y="5.55394in" svg:width="6.61378in" svg:height="5.26142in" presentation:class="notes" presentation:placeholder="true">
            <draw:text-box/>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el und Inhal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Abschnittsüberschrift">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Zwei Inhalte">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Vergleich">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Nur Titel">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Leer">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Inhalt mit Überschrift">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Bild mit Überschrift">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el und vertikaler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kaler Titel u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default-style style:family="graphic">
      <style:graphic-properties draw:fill="solid" draw:fill-color="#4f81bd" draw:opacity="100%" draw:stroke="solid" svg:stroke-width="0.02778in" svg:stroke-color="#385d8a" svg:stroke-opacity="100%"/>
    </style:default-style>
    <draw:marker draw:name="a618" svg:viewBox="0 0 20 30" svg:d="m10 0-10 30h20z"/>
    <draw:marker draw:name="a762" svg:viewBox="0 0 20 30" svg:d="m10 0-10 30h20z"/>
    <draw:stroke-dash draw:name="a817" draw:style="rect" draw:dots1="2" draw:dots1-length="0in" draw:distance="0in"/>
    <draw:stroke-dash draw:name="a811" draw:style="rect" draw:dots1="2" draw:dots1-length="0in" draw:distance="0in"/>
    <draw:stroke-dash draw:name="a667" draw:style="rect" draw:dots1="2" draw:dots1-length="0in" draw:distance="0in"/>
    <draw:stroke-dash draw:name="a813" draw:style="rect" draw:dots1="1" draw:dots1-length="0in" draw:distance="0in"/>
    <draw:stroke-dash draw:name="a711" draw:style="rect" draw:dots1="2" draw:dots1-length="0.1in" draw:dots2="1" draw:dots2-length="0.07992in" draw:distance="0.03937in"/>
    <draw:stroke-dash draw:name="a718" draw:style="rect" draw:dots1="2" draw:dots1-length="0.1in" draw:dots2="1" draw:dots2-length="0.07992in" draw:distance="0.03937in"/>
    <draw:stroke-dash draw:name="a617" draw:style="rect" draw:dots1="2" draw:dots1-length="0in" draw:dots2="1" draw:dots2-length="0in" draw:distance="0in"/>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9">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5">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2">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5">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draw:fill="none" draw:stroke="non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draw:fill="none"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text-transform="uppercas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draw:fill="none" draw:stroke="non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50">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3">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draw:fill="none" draw:stroke="non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3">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2">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5">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9">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4">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7">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2">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8">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4">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5">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
      <style:paragraph-properties fo:line-height="100%" style:tab-stop-distance="1in" fo:margin-left="1.41732in" fo:margin-right="0in" fo:text-indent="-0.31496in" fo:margin-top="0.1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
      <style:paragraph-properties fo:line-height="100%" style:tab-stop-distance="1in" fo:margin-left="1.88976in" fo:margin-right="0in" fo:text-indent="-0.23622in" fo:margin-top="0.078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
      <style:paragraph-properties fo:line-height="100%" style:tab-stop-distance="1in" fo:margin-left="2.3622in" fo:margin-right="0in" fo:text-indent="-0.23622in" fo:margin-top="0.039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
      <style:paragraph-properties fo:line-height="100%" style:tab-stop-distance="1in" fo:margin-left="0.47244in" fo:margin-right="0in" fo:text-indent="-0.35433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
      <style:paragraph-properties fo:line-height="100%" style:tab-stop-distance="1in" fo:margin-left="0.94488in" fo:margin-right="0in" fo:text-indent="-0.35433in" fo:margin-top="0.15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none"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39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2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4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9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5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5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9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7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0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8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7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3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0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8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8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0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8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3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8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6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8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8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office:automatic-styles>
  <office:master-styles>
    <draw:layer-set>
      <draw:layer draw:name="Master1-bg" draw:protected="true"/>
    </draw:layer-set>
    <style:master-page style:name="Master1-Standard" style:page-layout-name="pageLayout1" draw:style-name="a0">
      <draw:frame draw:id="id0" presentation:style-name="a4" draw:name="Titelplatzhalt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desc/>
      </draw:frame>
      <draw:frame draw:id="id1" presentation:style-name="a21" draw:name="Textplatzhalter 2" svg:x="0.55118in" svg:y="1.93465in" svg:width="9.92087in" svg:height="4.79488in" presentation:class="outline" presentation:placeholder="false">
        <draw:text-box>
          <text:list text:style-name="a7">
            <text:list-item>
              <text:p text:style-name="a6" text:class-names="" text:cond-style-name=""><text:span text:style-name="a5" text:class-names="">Textmasterformate durch Klicken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desc/>
      </draw:frame>
      <draw:frame draw:id="id2" presentation:style-name="a24" draw:name="Datumsplatzhalter 3" svg:x="0.55118in" svg:y="7.53189in" svg:width="2.56811in" svg:height="0.57008in" presentation:class="date-time" presentation:placeholder="false">
        <draw:text-box>
          <text:p text:style-name="a23" text:class-names="" text:cond-style-name=""><text:span text:style-name="a22" text:class-names=""/></text:p>
        </draw:text-box>
        <svg:desc/>
      </draw:frame>
      <draw:frame draw:id="id3" presentation:style-name="a27" draw:name="Fußzeilenplatzhalter 4" svg:x="3.77008in" svg:y="7.53189in" svg:width="3.49409in" svg:height="0.57008in" presentation:class="footer" presentation:placeholder="false">
        <draw:text-box>
          <text:p text:style-name="a26" text:class-names="" text:cond-style-name=""><text:span text:style-name="a25" text:class-names=""/></text:p>
        </draw:text-box>
        <svg:desc/>
      </draw:frame>
      <draw:frame draw:id="id4" presentation:style-name="a30" draw:name="Foliennummernplatzhalter 5"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desc/>
      </draw:frame>
      <presentation:notes style:page-layout-name="pageLayout2" draw:style-name="a47">
        <draw:page-thumbnail svg:x="1.21063in" svg:y="0.88858in" svg:width="5.84567in" svg:height="4.38425in" presentation:class="page" draw:id="id5" presentation:style-name="a31" draw:name="Folienbildplatzhalter 1">
          <svg:desc/>
        </draw:page-thumbnail>
        <draw:frame draw:id="id6" presentation:style-name="a34" draw:name="Notizenplatzhalter 2" svg:x="0.82677in" svg:y="5.55394in" svg:width="6.61378in" svg:height="5.26142in" presentation:class="notes" presentation:placeholder="false">
          <draw:text-box>
            <text:p text:style-name="a33" text:class-names="" text:cond-style-name=""><text:span text:style-name="a32" text:class-names=""/></text:p>
          </draw:text-box>
          <svg:desc/>
        </draw:frame>
        <draw:frame draw:id="id7" presentation:style-name="a37" draw:name="Kopfzeilenplatzhalter 3" svg:x="0in" svg:y="0in" svg:width="3.5878in" svg:height="0.58425in" presentation:class="header" presentation:placeholder="false">
          <draw:text-box>
            <text:p text:style-name="a36" text:class-names="" text:cond-style-name=""><text:span text:style-name="a35" text:class-names=""/></text:p>
          </draw:text-box>
          <svg:desc/>
        </draw:frame>
        <draw:frame draw:id="id8" presentation:style-name="a40" draw:name="Datumsplatzhalter 4" svg:x="4.67953in" svg:y="0in" svg:width="3.5878in" svg:height="0.58425in" presentation:class="date-time" presentation:placeholder="false">
          <draw:text-box>
            <text:p text:style-name="a39" text:class-names="" text:cond-style-name=""><text:span text:style-name="a38" text:class-names=""/></text:p>
          </draw:text-box>
          <svg:desc/>
        </draw:frame>
        <draw:frame draw:id="id9" presentation:style-name="a43" draw:name="Fußzeilenplatzhalter 5" svg:x="0in" svg:y="11.10827in" svg:width="3.5878in" svg:height="0.58425in" presentation:class="footer" presentation:placeholder="false">
          <draw:text-box>
            <text:p text:style-name="a42" text:class-names="" text:cond-style-name=""><text:span text:style-name="a41" text:class-names=""/></text:p>
          </draw:text-box>
          <svg:desc/>
        </draw:frame>
        <draw:frame draw:id="id10" presentation:style-name="a46" draw:name="Foliennummernplatzhalt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desc/>
        </draw:frame>
      </presentation:notes>
    </style:master-page>
    <style:master-page style:name="Master1-Layout1-title-Titelfolie" style:page-layout-name="pageLayout1" draw:style-name="a48">
      <draw:frame draw:id="id11" presentation:style-name="a53" draw:name="Titel 1" svg:x="0.82639in" svg:y="2.56771in" svg:width="9.37153in" svg:height="1.77257in" presentation:class="title" presentation:placeholder="false">
        <draw:text-box>
          <text:list text:style-name="a52">
            <text:list-item>
              <text:p text:style-name="a51" text:class-names="" text:cond-style-name=""><text:span text:style-name="a49" text:class-names="">Titelmasterformat durch Klicken bearbeiten</text:span><text:span text:style-name="a50" text:class-names=""/></text:p>
            </text:list-item>
          </text:list>
        </draw:text-box>
        <svg:desc/>
      </draw:frame>
      <draw:frame draw:id="id12" presentation:style-name="a57" draw:name="Untertitel 2" svg:x="1.65451in" svg:y="4.68403in" svg:width="7.71701in" svg:height="2.11285in" presentation:class="subtitle" presentation:placeholder="false">
        <draw:text-box>
          <text:p text:style-name="a56" text:class-names="" text:cond-style-name=""><text:span text:style-name="a54" text:class-names="">Formatvorlage des Untertitelmasters durch Klicken bearbeiten</text:span><text:span text:style-name="a55" text:class-names=""/></text:p>
        </draw:text-box>
        <svg:desc/>
      </draw:frame>
      <draw:frame draw:id="id13" presentation:style-name="a60" draw:name="Datumsplatzhalter 3" svg:x="0.55118in" svg:y="7.53189in" svg:width="2.56811in" svg:height="0.57008in" presentation:class="date-time" presentation:placeholder="false">
        <draw:text-box>
          <text:p text:style-name="a59" text:class-names="" text:cond-style-name=""><text:span text:style-name="a58" text:class-names=""/></text:p>
        </draw:text-box>
        <svg:desc/>
      </draw:frame>
      <draw:frame draw:id="id14" presentation:style-name="a63" draw:name="Fußzeilenplatzhalter 4" svg:x="3.77008in" svg:y="7.53189in" svg:width="3.49409in" svg:height="0.57008in" presentation:class="footer" presentation:placeholder="false">
        <draw:text-box>
          <text:p text:style-name="a62" text:class-names="" text:cond-style-name=""><text:span text:style-name="a61" text:class-names=""/></text:p>
        </draw:text-box>
        <svg:desc/>
      </draw:frame>
      <draw:frame draw:id="id15" presentation:style-name="a67" draw:name="Foliennummernplatzhalt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desc/>
      </draw:frame>
      <presentation:notes style:page-layout-name="pageLayout2" draw:style-name="a84">
        <draw:page-thumbnail svg:x="1.21063in" svg:y="0.88858in" svg:width="5.84567in" svg:height="4.38425in" presentation:class="page" draw:id="id5" presentation:style-name="a68" draw:name="Folienbildplatzhalter 1">
          <svg:desc/>
        </draw:page-thumbnail>
        <draw:frame draw:id="id6" presentation:style-name="a71" draw:name="Notizenplatzhalter 2" svg:x="0.82677in" svg:y="5.55394in" svg:width="6.61378in" svg:height="5.26142in" presentation:class="notes" presentation:placeholder="false">
          <draw:text-box>
            <text:p text:style-name="a70" text:class-names="" text:cond-style-name=""><text:span text:style-name="a69" text:class-names=""/></text:p>
          </draw:text-box>
          <svg:desc/>
        </draw:frame>
        <draw:frame draw:id="id7" presentation:style-name="a74" draw:name="Kopfzeilenplatzhalter 3" svg:x="0in" svg:y="0in" svg:width="3.5878in" svg:height="0.58425in" presentation:class="header" presentation:placeholder="false">
          <draw:text-box>
            <text:p text:style-name="a73" text:class-names="" text:cond-style-name=""><text:span text:style-name="a72" text:class-names=""/></text:p>
          </draw:text-box>
          <svg:desc/>
        </draw:frame>
        <draw:frame draw:id="id8" presentation:style-name="a77" draw:name="Datumsplatzhalter 4" svg:x="4.67953in" svg:y="0in" svg:width="3.5878in" svg:height="0.58425in" presentation:class="date-time" presentation:placeholder="false">
          <draw:text-box>
            <text:p text:style-name="a76" text:class-names="" text:cond-style-name=""><text:span text:style-name="a75" text:class-names=""/></text:p>
          </draw:text-box>
          <svg:desc/>
        </draw:frame>
        <draw:frame draw:id="id9" presentation:style-name="a80" draw:name="Fußzeilenplatzhalter 5" svg:x="0in" svg:y="11.10827in" svg:width="3.5878in" svg:height="0.58425in" presentation:class="footer" presentation:placeholder="false">
          <draw:text-box>
            <text:p text:style-name="a79" text:class-names="" text:cond-style-name=""><text:span text:style-name="a78" text:class-names=""/></text:p>
          </draw:text-box>
          <svg:desc/>
        </draw:frame>
        <draw:frame draw:id="id10" presentation:style-name="a83" draw:name="Foliennummernplatzhalt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desc/>
        </draw:frame>
      </presentation:notes>
    </style:master-page>
    <style:master-page style:name="Master1-Layout2-obj-Titel-und-Inhalt" style:page-layout-name="pageLayout1" draw:style-name="a85">
      <draw:frame draw:id="id16" presentation:style-name="a90" draw:name="Titel 1" svg:x="0.55118in" svg:y="0.32953in" svg:width="9.92087in" svg:height="1.38031in" presentation:class="title" presentation:placeholder="false">
        <draw:text-box>
          <text:list text:style-name="a89">
            <text:list-item>
              <text:p text:style-name="a88" text:class-names="" text:cond-style-name=""><text:span text:style-name="a86" text:class-names="">Titelmasterformat durch Klicken bearbeiten</text:span><text:span text:style-name="a87" text:class-names=""/></text:p>
            </text:list-item>
          </text:list>
        </draw:text-box>
        <svg:desc/>
      </draw:frame>
      <draw:frame draw:id="id17" presentation:style-name="a107" draw:name="Inhaltsplatzhalter 2" svg:x="0.55118in" svg:y="1.93465in" svg:width="9.92087in" svg:height="4.79488in" presentation:class="object" presentation:placeholder="false">
        <draw:text-box>
          <text:list text:style-name="a93">
            <text:list-item>
              <text:p text:style-name="a92" text:class-names="" text:cond-style-name=""><text:span text:style-name="a91" text:class-names="">Textmasterformate durch Klicken bearbeiten</text:span></text:p>
            </text:list-item>
          </text:list>
          <text:list text:style-name="a96">
            <text:list-item>
              <text:list text:style-name="a96">
                <text:list-item>
                  <text:p text:style-name="a95" text:class-names="" text:cond-style-name=""><text:span text:style-name="a94" text:class-names="">Zweite Ebene</text:span></text:p>
                </text:list-item>
              </text:list>
            </text:list-item>
          </text:list>
          <text:list text:style-name="a99">
            <text:list-item>
              <text:list text:style-name="a99">
                <text:list-item>
                  <text:list text:style-name="a99">
                    <text:list-item>
                      <text:p text:style-name="a98" text:class-names="" text:cond-style-name=""><text:span text:style-name="a97" text:class-names="">Dritte Ebene</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Vierte Ebene</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Fünfte Ebene</text:span><text:span text:style-name="a104" text:class-names=""/></text:p>
                            </text:list-item>
                          </text:list>
                        </text:list-item>
                      </text:list>
                    </text:list-item>
                  </text:list>
                </text:list-item>
              </text:list>
            </text:list-item>
          </text:list>
        </draw:text-box>
        <svg:desc/>
      </draw:frame>
      <draw:frame draw:id="id18" presentation:style-name="a110" draw:name="Datumsplatzhalter 3" svg:x="0.55118in" svg:y="7.53189in" svg:width="2.56811in" svg:height="0.57008in" presentation:class="date-time" presentation:placeholder="false">
        <draw:text-box>
          <text:p text:style-name="a109" text:class-names="" text:cond-style-name=""><text:span text:style-name="a108" text:class-names=""/></text:p>
        </draw:text-box>
        <svg:desc/>
      </draw:frame>
      <draw:frame draw:id="id19" presentation:style-name="a113" draw:name="Fußzeilenplatzhalter 4" svg:x="3.77008in" svg:y="7.53189in" svg:width="3.49409in" svg:height="0.57008in" presentation:class="footer" presentation:placeholder="false">
        <draw:text-box>
          <text:p text:style-name="a112" text:class-names="" text:cond-style-name=""><text:span text:style-name="a111" text:class-names=""/></text:p>
        </draw:text-box>
        <svg:desc/>
      </draw:frame>
      <draw:frame draw:id="id20" presentation:style-name="a117" draw:name="Foliennummernplatzhalter 5" svg:x="7.90394in" svg:y="7.53189in" svg:width="2.56811in" svg:height="0.57008in" presentation:class="page-number" presentation:placeholder="false">
        <draw:text-box>
          <text:p text:style-name="a116" text:class-names="" text:cond-style-name=""><text:span text:style-name="a114" text:class-names=""><text:page-number style:num-format="1" text:fixed="false"/></text:span><text:span text:style-name="a115" text:class-names=""/></text:p>
        </draw:text-box>
        <svg:desc/>
      </draw:frame>
      <presentation:notes style:page-layout-name="pageLayout2" draw:style-name="a134">
        <draw:page-thumbnail svg:x="1.21063in" svg:y="0.88858in" svg:width="5.84567in" svg:height="4.38425in" presentation:class="page" draw:id="id5" presentation:style-name="a118" draw:name="Folienbildplatzhalter 1">
          <svg:desc/>
        </draw:page-thumbnail>
        <draw:frame draw:id="id6" presentation:style-name="a121" draw:name="Notizenplatzhalter 2" svg:x="0.82677in" svg:y="5.55394in" svg:width="6.61378in" svg:height="5.26142in" presentation:class="notes" presentation:placeholder="false">
          <draw:text-box>
            <text:p text:style-name="a120" text:class-names="" text:cond-style-name=""><text:span text:style-name="a119" text:class-names=""/></text:p>
          </draw:text-box>
          <svg:desc/>
        </draw:frame>
        <draw:frame draw:id="id7" presentation:style-name="a124" draw:name="Kopfzeilenplatzhalter 3" svg:x="0in" svg:y="0in" svg:width="3.5878in" svg:height="0.58425in" presentation:class="header" presentation:placeholder="false">
          <draw:text-box>
            <text:p text:style-name="a123" text:class-names="" text:cond-style-name=""><text:span text:style-name="a122" text:class-names=""/></text:p>
          </draw:text-box>
          <svg:desc/>
        </draw:frame>
        <draw:frame draw:id="id8" presentation:style-name="a127" draw:name="Datumsplatzhalter 4" svg:x="4.67953in" svg:y="0in" svg:width="3.5878in" svg:height="0.58425in" presentation:class="date-time" presentation:placeholder="false">
          <draw:text-box>
            <text:p text:style-name="a126" text:class-names="" text:cond-style-name=""><text:span text:style-name="a125" text:class-names=""/></text:p>
          </draw:text-box>
          <svg:desc/>
        </draw:frame>
        <draw:frame draw:id="id9" presentation:style-name="a130" draw:name="Fußzeilenplatzhalter 5" svg:x="0in" svg:y="11.10827in" svg:width="3.5878in" svg:height="0.58425in" presentation:class="footer" presentation:placeholder="false">
          <draw:text-box>
            <text:p text:style-name="a129" text:class-names="" text:cond-style-name=""><text:span text:style-name="a128" text:class-names=""/></text:p>
          </draw:text-box>
          <svg:desc/>
        </draw:frame>
        <draw:frame draw:id="id10" presentation:style-name="a133" draw:name="Foliennummernplatzhalter 6"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desc/>
        </draw:frame>
      </presentation:notes>
    </style:master-page>
    <style:master-page style:name="Master1-Layout3-secHead-Abschnittsüberschrift" style:page-layout-name="pageLayout1" draw:style-name="a135">
      <draw:frame draw:id="id21" presentation:style-name="a140" draw:name="Titel 1" svg:x="0.87153in" svg:y="5.3125in" svg:width="9.36979in" svg:height="1.64236in" presentation:class="title" presentation:placeholder="false">
        <draw:text-box>
          <text:list text:style-name="a139">
            <text:list-item>
              <text:p text:style-name="a138" text:class-names="" text:cond-style-name=""><text:span text:style-name="a136" text:class-names="">Titelmasterformat durch Klicken bearbeiten</text:span><text:span text:style-name="a137" text:class-names=""/></text:p>
            </text:list-item>
          </text:list>
        </draw:text-box>
        <svg:desc/>
      </draw:frame>
      <draw:frame draw:id="id22" presentation:style-name="a144" draw:name="Textplatzhalter 2" svg:x="0.87153in" svg:y="3.50347in" svg:width="9.36979in" svg:height="1.80903in" presentation:class="outline" presentation:placeholder="false">
        <draw:text-box>
          <text:list text:style-name="a143">
            <text:list-item>
              <text:p text:style-name="a142" text:class-names="" text:cond-style-name=""><text:span text:style-name="a141" text:class-names="">Textmasterformate durch Klicken bearbeiten</text:span></text:p>
            </text:list-item>
          </text:list>
        </draw:text-box>
        <svg:desc/>
      </draw:frame>
      <draw:frame draw:id="id23" presentation:style-name="a147" draw:name="Datumsplatzhalter 3" svg:x="0.55118in" svg:y="7.53189in" svg:width="2.56811in" svg:height="0.57008in" presentation:class="date-time" presentation:placeholder="false">
        <draw:text-box>
          <text:p text:style-name="a146" text:class-names="" text:cond-style-name=""><text:span text:style-name="a145" text:class-names=""/></text:p>
        </draw:text-box>
        <svg:desc/>
      </draw:frame>
      <draw:frame draw:id="id24" presentation:style-name="a150" draw:name="Fußzeilenplatzhalter 4" svg:x="3.77008in" svg:y="7.53189in" svg:width="3.49409in" svg:height="0.57008in" presentation:class="footer" presentation:placeholder="false">
        <draw:text-box>
          <text:p text:style-name="a149" text:class-names="" text:cond-style-name=""><text:span text:style-name="a148" text:class-names=""/></text:p>
        </draw:text-box>
        <svg:desc/>
      </draw:frame>
      <draw:frame draw:id="id25" presentation:style-name="a154" draw:name="Foliennummernplatzhalter 5" svg:x="7.90394in" svg:y="7.53189in" svg:width="2.56811in" svg:height="0.57008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desc/>
      </draw:frame>
      <presentation:notes style:page-layout-name="pageLayout2" draw:style-name="a171">
        <draw:page-thumbnail svg:x="1.21063in" svg:y="0.88858in" svg:width="5.84567in" svg:height="4.38425in" presentation:class="page" draw:id="id5" presentation:style-name="a155" draw:name="Folienbildplatzhalter 1">
          <svg:desc/>
        </draw:page-thumbnail>
        <draw:frame draw:id="id6" presentation:style-name="a158" draw:name="Notizenplatzhalter 2" svg:x="0.82677in" svg:y="5.55394in" svg:width="6.61378in" svg:height="5.26142in" presentation:class="notes" presentation:placeholder="false">
          <draw:text-box>
            <text:p text:style-name="a157" text:class-names="" text:cond-style-name=""><text:span text:style-name="a156" text:class-names=""/></text:p>
          </draw:text-box>
          <svg:desc/>
        </draw:frame>
        <draw:frame draw:id="id7" presentation:style-name="a161" draw:name="Kopfzeilenplatzhalter 3" svg:x="0in" svg:y="0in" svg:width="3.5878in" svg:height="0.58425in" presentation:class="header" presentation:placeholder="false">
          <draw:text-box>
            <text:p text:style-name="a160" text:class-names="" text:cond-style-name=""><text:span text:style-name="a159" text:class-names=""/></text:p>
          </draw:text-box>
          <svg:desc/>
        </draw:frame>
        <draw:frame draw:id="id8" presentation:style-name="a164" draw:name="Datumsplatzhalter 4" svg:x="4.67953in" svg:y="0in" svg:width="3.5878in" svg:height="0.58425in" presentation:class="date-time" presentation:placeholder="false">
          <draw:text-box>
            <text:p text:style-name="a163" text:class-names="" text:cond-style-name=""><text:span text:style-name="a162" text:class-names=""/></text:p>
          </draw:text-box>
          <svg:desc/>
        </draw:frame>
        <draw:frame draw:id="id9" presentation:style-name="a167" draw:name="Fußzeilenplatzhalter 5" svg:x="0in" svg:y="11.10827in" svg:width="3.5878in" svg:height="0.58425in" presentation:class="footer" presentation:placeholder="false">
          <draw:text-box>
            <text:p text:style-name="a166" text:class-names="" text:cond-style-name=""><text:span text:style-name="a165" text:class-names=""/></text:p>
          </draw:text-box>
          <svg:desc/>
        </draw:frame>
        <draw:frame draw:id="id10" presentation:style-name="a170" draw:name="Foliennummernplatzhalter 6" svg:x="4.67953in" svg:y="11.10827in" svg:width="3.5878in" svg:height="0.58425in" presentation:class="page-number" presentation:placeholder="false">
          <draw:text-box>
            <text:p text:style-name="a169" text:class-names="" text:cond-style-name=""><text:span text:style-name="a168" text:class-names=""><text:page-number style:num-format="1" text:fixed="false"/></text:span></text:p>
          </draw:text-box>
          <svg:desc/>
        </draw:frame>
      </presentation:notes>
    </style:master-page>
    <style:master-page style:name="Master1-Layout4-twoObj-Zwei-Inhalte" style:page-layout-name="pageLayout1" draw:style-name="a172">
      <draw:frame draw:id="id26" presentation:style-name="a177" draw:name="Titel 1" svg:x="0.55118in" svg:y="0.32953in" svg:width="9.92087in" svg:height="1.38031in" presentation:class="title" presentation:placeholder="false">
        <draw:text-box>
          <text:list text:style-name="a176">
            <text:list-item>
              <text:p text:style-name="a175" text:class-names="" text:cond-style-name=""><text:span text:style-name="a173" text:class-names="">Titelmasterformat durch Klicken bearbeiten</text:span><text:span text:style-name="a174" text:class-names=""/></text:p>
            </text:list-item>
          </text:list>
        </draw:text-box>
        <svg:desc/>
      </draw:frame>
      <draw:frame draw:id="id27" presentation:style-name="a194" draw:name="Inhaltsplatzhalter 2" svg:x="0.55035in" svg:y="1.93403in" svg:width="4.87674in" svg:height="4.79514in" presentation:class="object" presentation:placeholder="false">
        <draw:text-box>
          <text:list text:style-name="a180">
            <text:list-item>
              <text:p text:style-name="a179" text:class-names="" text:cond-style-name=""><text:span text:style-name="a178" text:class-names="">Textmasterformate durch Klicken bearbeiten</text:span></text:p>
            </text:list-item>
          </text:list>
          <text:list text:style-name="a183">
            <text:list-item>
              <text:list text:style-name="a183">
                <text:list-item>
                  <text:p text:style-name="a182" text:class-names="" text:cond-style-name=""><text:span text:style-name="a181" text:class-names="">Zweite Ebene</text:span></text:p>
                </text:list-item>
              </text:list>
            </text:list-item>
          </text:list>
          <text:list text:style-name="a186">
            <text:list-item>
              <text:list text:style-name="a186">
                <text:list-item>
                  <text:list text:style-name="a186">
                    <text:list-item>
                      <text:p text:style-name="a185" text:class-names="" text:cond-style-name=""><text:span text:style-name="a184" text:class-names="">Dritte Ebene</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Vierte Ebene</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ünfte Ebene</text:span><text:span text:style-name="a191" text:class-names=""/></text:p>
                            </text:list-item>
                          </text:list>
                        </text:list-item>
                      </text:list>
                    </text:list-item>
                  </text:list>
                </text:list-item>
              </text:list>
            </text:list-item>
          </text:list>
        </draw:text-box>
        <svg:desc/>
      </draw:frame>
      <draw:frame draw:id="id28" presentation:style-name="a211" draw:name="Inhaltsplatzhalter 3" svg:x="5.59375in" svg:y="1.93403in" svg:width="4.87847in" svg:height="4.79514in" presentation:class="object" presentation:placeholder="false">
        <draw:text-box>
          <text:list text:style-name="a197">
            <text:list-item>
              <text:p text:style-name="a196" text:class-names="" text:cond-style-name=""><text:span text:style-name="a195" text:class-names="">Textmasterformate durch Klicken bearbeiten</text:span></text:p>
            </text:list-item>
          </text:list>
          <text:list text:style-name="a200">
            <text:list-item>
              <text:list text:style-name="a200">
                <text:list-item>
                  <text:p text:style-name="a199" text:class-names="" text:cond-style-name=""><text:span text:style-name="a198" text:class-names="">Zweite Ebene</text:span></text:p>
                </text:list-item>
              </text:list>
            </text:list-item>
          </text:list>
          <text:list text:style-name="a203">
            <text:list-item>
              <text:list text:style-name="a203">
                <text:list-item>
                  <text:list text:style-name="a203">
                    <text:list-item>
                      <text:p text:style-name="a202" text:class-names="" text:cond-style-name=""><text:span text:style-name="a201" text:class-names="">Dritte Ebene</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Vierte Ebene</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ünfte Ebene</text:span><text:span text:style-name="a208" text:class-names=""/></text:p>
                            </text:list-item>
                          </text:list>
                        </text:list-item>
                      </text:list>
                    </text:list-item>
                  </text:list>
                </text:list-item>
              </text:list>
            </text:list-item>
          </text:list>
        </draw:text-box>
        <svg:desc/>
      </draw:frame>
      <draw:frame draw:id="id29" presentation:style-name="a214" draw:name="Datumsplatzhalter 4" svg:x="0.55118in" svg:y="7.53189in" svg:width="2.56811in" svg:height="0.57008in" presentation:class="date-time" presentation:placeholder="false">
        <draw:text-box>
          <text:p text:style-name="a213" text:class-names="" text:cond-style-name=""><text:span text:style-name="a212" text:class-names=""/></text:p>
        </draw:text-box>
        <svg:desc/>
      </draw:frame>
      <draw:frame draw:id="id30" presentation:style-name="a217" draw:name="Fußzeilenplatzhalter 5" svg:x="3.77008in" svg:y="7.53189in" svg:width="3.49409in" svg:height="0.57008in" presentation:class="footer" presentation:placeholder="false">
        <draw:text-box>
          <text:p text:style-name="a216" text:class-names="" text:cond-style-name=""><text:span text:style-name="a215" text:class-names=""/></text:p>
        </draw:text-box>
        <svg:desc/>
      </draw:frame>
      <draw:frame draw:id="id31" presentation:style-name="a221" draw:name="Foliennummernplatzhalter 6" svg:x="7.90394in" svg:y="7.53189in" svg:width="2.56811in" svg:height="0.57008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desc/>
      </draw:frame>
      <presentation:notes style:page-layout-name="pageLayout2" draw:style-name="a238">
        <draw:page-thumbnail svg:x="1.21063in" svg:y="0.88858in" svg:width="5.84567in" svg:height="4.38425in" presentation:class="page" draw:id="id5" presentation:style-name="a222" draw:name="Folienbildplatzhalter 1">
          <svg:desc/>
        </draw:page-thumbnail>
        <draw:frame draw:id="id6" presentation:style-name="a225" draw:name="Notizenplatzhalter 2" svg:x="0.82677in" svg:y="5.55394in" svg:width="6.61378in" svg:height="5.26142in" presentation:class="notes" presentation:placeholder="false">
          <draw:text-box>
            <text:p text:style-name="a224" text:class-names="" text:cond-style-name=""><text:span text:style-name="a223" text:class-names=""/></text:p>
          </draw:text-box>
          <svg:desc/>
        </draw:frame>
        <draw:frame draw:id="id7" presentation:style-name="a228" draw:name="Kopfzeilenplatzhalter 3" svg:x="0in" svg:y="0in" svg:width="3.5878in" svg:height="0.58425in" presentation:class="header" presentation:placeholder="false">
          <draw:text-box>
            <text:p text:style-name="a227" text:class-names="" text:cond-style-name=""><text:span text:style-name="a226" text:class-names=""/></text:p>
          </draw:text-box>
          <svg:desc/>
        </draw:frame>
        <draw:frame draw:id="id8" presentation:style-name="a231" draw:name="Datumsplatzhalter 4" svg:x="4.67953in" svg:y="0in" svg:width="3.5878in" svg:height="0.58425in" presentation:class="date-time" presentation:placeholder="false">
          <draw:text-box>
            <text:p text:style-name="a230" text:class-names="" text:cond-style-name=""><text:span text:style-name="a229" text:class-names=""/></text:p>
          </draw:text-box>
          <svg:desc/>
        </draw:frame>
        <draw:frame draw:id="id9" presentation:style-name="a234" draw:name="Fußzeilenplatzhalter 5" svg:x="0in" svg:y="11.10827in" svg:width="3.5878in" svg:height="0.58425in" presentation:class="footer" presentation:placeholder="false">
          <draw:text-box>
            <text:p text:style-name="a233" text:class-names="" text:cond-style-name=""><text:span text:style-name="a232" text:class-names=""/></text:p>
          </draw:text-box>
          <svg:desc/>
        </draw:frame>
        <draw:frame draw:id="id10" presentation:style-name="a237" draw:name="Foliennummernplatzhalt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desc/>
        </draw:frame>
      </presentation:notes>
    </style:master-page>
    <style:master-page style:name="Master1-Layout5-twoTxTwoObj-Vergleich" style:page-layout-name="pageLayout1" draw:style-name="a239">
      <draw:frame draw:id="id32" presentation:style-name="a244" draw:name="Titel 1" svg:x="0.55208in" svg:y="0.3316in" svg:width="9.92188in" svg:height="1.37674in" presentation:class="title" presentation:placeholder="false">
        <draw:text-box>
          <text:list text:style-name="a243">
            <text:list-item>
              <text:p text:style-name="a242" text:class-names="" text:cond-style-name=""><text:span text:style-name="a240" text:class-names="">Titelmasterformat durch Klicken bearbeiten</text:span><text:span text:style-name="a241" text:class-names=""/></text:p>
            </text:list-item>
          </text:list>
        </draw:text-box>
        <svg:desc/>
      </draw:frame>
      <draw:frame draw:id="id33" presentation:style-name="a248" draw:name="Textplatzhalter 2" svg:x="0.55208in" svg:y="1.85069in" svg:width="4.86979in" svg:height="0.77083in" presentation:class="outline" presentation:placeholder="false">
        <draw:text-box>
          <text:list text:style-name="a247">
            <text:list-item>
              <text:p text:style-name="a246" text:class-names="" text:cond-style-name=""><text:span text:style-name="a245" text:class-names="">Textmasterformate durch Klicken bearbeiten</text:span></text:p>
            </text:list-item>
          </text:list>
        </draw:text-box>
        <svg:desc/>
      </draw:frame>
      <draw:frame draw:id="id34" presentation:style-name="a265" draw:name="Inhaltsplatzhalter 3" svg:x="0.55208in" svg:y="2.62153in" svg:width="4.86979in" svg:height="4.76389in" presentation:class="object" presentation:placeholder="false">
        <draw:text-box>
          <text:list text:style-name="a251">
            <text:list-item>
              <text:p text:style-name="a250" text:class-names="" text:cond-style-name=""><text:span text:style-name="a249" text:class-names="">Textmasterformate durch Klicken bearbeiten</text:span></text:p>
            </text:list-item>
          </text:list>
          <text:list text:style-name="a254">
            <text:list-item>
              <text:list text:style-name="a254">
                <text:list-item>
                  <text:p text:style-name="a253" text:class-names="" text:cond-style-name=""><text:span text:style-name="a252" text:class-names="">Zweite Ebene</text:span></text:p>
                </text:list-item>
              </text:list>
            </text:list-item>
          </text:list>
          <text:list text:style-name="a257">
            <text:list-item>
              <text:list text:style-name="a257">
                <text:list-item>
                  <text:list text:style-name="a257">
                    <text:list-item>
                      <text:p text:style-name="a256" text:class-names="" text:cond-style-name=""><text:span text:style-name="a255" text:class-names="">Dritte Ebene</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Vierte Ebene</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ünfte Ebene</text:span><text:span text:style-name="a262" text:class-names=""/></text:p>
                            </text:list-item>
                          </text:list>
                        </text:list-item>
                      </text:list>
                    </text:list-item>
                  </text:list>
                </text:list-item>
              </text:list>
            </text:list-item>
          </text:list>
        </draw:text-box>
        <svg:desc/>
      </draw:frame>
      <draw:frame draw:id="id35" presentation:style-name="a269" draw:name="Textplatzhalter 4" svg:x="5.60069in" svg:y="1.85069in" svg:width="4.87326in" svg:height="0.77083in" presentation:class="outline" presentation:placeholder="false">
        <draw:text-box>
          <text:list text:style-name="a268">
            <text:list-item>
              <text:p text:style-name="a267" text:class-names="" text:cond-style-name=""><text:span text:style-name="a266" text:class-names="">Textmasterformate durch Klicken bearbeiten</text:span></text:p>
            </text:list-item>
          </text:list>
        </draw:text-box>
        <svg:desc/>
      </draw:frame>
      <draw:frame draw:id="id36" presentation:style-name="a286" draw:name="Inhaltsplatzhalter 5" svg:x="5.60069in" svg:y="2.62153in" svg:width="4.87326in" svg:height="4.76389in" presentation:class="object" presentation:placeholder="false">
        <draw:text-box>
          <text:list text:style-name="a272">
            <text:list-item>
              <text:p text:style-name="a271" text:class-names="" text:cond-style-name=""><text:span text:style-name="a270" text:class-names="">Textmasterformate durch Klicken bearbeiten</text:span></text:p>
            </text:list-item>
          </text:list>
          <text:list text:style-name="a275">
            <text:list-item>
              <text:list text:style-name="a275">
                <text:list-item>
                  <text:p text:style-name="a274" text:class-names="" text:cond-style-name=""><text:span text:style-name="a273" text:class-names="">Zweite Ebene</text:span></text:p>
                </text:list-item>
              </text:list>
            </text:list-item>
          </text:list>
          <text:list text:style-name="a278">
            <text:list-item>
              <text:list text:style-name="a278">
                <text:list-item>
                  <text:list text:style-name="a278">
                    <text:list-item>
                      <text:p text:style-name="a277" text:class-names="" text:cond-style-name=""><text:span text:style-name="a276" text:class-names="">Dritte Ebene</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Vierte Ebene</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2" text:class-names="">Fünfte Ebene</text:span><text:span text:style-name="a283" text:class-names=""/></text:p>
                            </text:list-item>
                          </text:list>
                        </text:list-item>
                      </text:list>
                    </text:list-item>
                  </text:list>
                </text:list-item>
              </text:list>
            </text:list-item>
          </text:list>
        </draw:text-box>
        <svg:desc/>
      </draw:frame>
      <draw:frame draw:id="id37" presentation:style-name="a289" draw:name="Datumsplatzhalter 6" svg:x="0.55118in" svg:y="7.53189in" svg:width="2.56811in" svg:height="0.57008in" presentation:class="date-time" presentation:placeholder="false">
        <draw:text-box>
          <text:p text:style-name="a288" text:class-names="" text:cond-style-name=""><text:span text:style-name="a287" text:class-names=""/></text:p>
        </draw:text-box>
        <svg:desc/>
      </draw:frame>
      <draw:frame draw:id="id38" presentation:style-name="a292" draw:name="Fußzeilenplatzhalter 7" svg:x="3.77008in" svg:y="7.53189in" svg:width="3.49409in" svg:height="0.57008in" presentation:class="footer" presentation:placeholder="false">
        <draw:text-box>
          <text:p text:style-name="a291" text:class-names="" text:cond-style-name=""><text:span text:style-name="a290" text:class-names=""/></text:p>
        </draw:text-box>
        <svg:desc/>
      </draw:frame>
      <draw:frame draw:id="id39" presentation:style-name="a296" draw:name="Foliennummernplatzhalter 8" svg:x="7.90394in" svg:y="7.53189in" svg:width="2.56811in" svg:height="0.57008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desc/>
      </draw:frame>
      <presentation:notes style:page-layout-name="pageLayout2" draw:style-name="a313">
        <draw:page-thumbnail svg:x="1.21063in" svg:y="0.88858in" svg:width="5.84567in" svg:height="4.38425in" presentation:class="page" draw:id="id5" presentation:style-name="a297" draw:name="Folienbildplatzhalter 1">
          <svg:desc/>
        </draw:page-thumbnail>
        <draw:frame draw:id="id6" presentation:style-name="a300" draw:name="Notizenplatzhalter 2" svg:x="0.82677in" svg:y="5.55394in" svg:width="6.61378in" svg:height="5.26142in" presentation:class="notes" presentation:placeholder="false">
          <draw:text-box>
            <text:p text:style-name="a299" text:class-names="" text:cond-style-name=""><text:span text:style-name="a298" text:class-names=""/></text:p>
          </draw:text-box>
          <svg:desc/>
        </draw:frame>
        <draw:frame draw:id="id7" presentation:style-name="a303" draw:name="Kopfzeilenplatzhalter 3" svg:x="0in" svg:y="0in" svg:width="3.5878in" svg:height="0.58425in" presentation:class="header" presentation:placeholder="false">
          <draw:text-box>
            <text:p text:style-name="a302" text:class-names="" text:cond-style-name=""><text:span text:style-name="a301" text:class-names=""/></text:p>
          </draw:text-box>
          <svg:desc/>
        </draw:frame>
        <draw:frame draw:id="id8" presentation:style-name="a306" draw:name="Datumsplatzhalter 4" svg:x="4.67953in" svg:y="0in" svg:width="3.5878in" svg:height="0.58425in" presentation:class="date-time" presentation:placeholder="false">
          <draw:text-box>
            <text:p text:style-name="a305" text:class-names="" text:cond-style-name=""><text:span text:style-name="a304" text:class-names=""/></text:p>
          </draw:text-box>
          <svg:desc/>
        </draw:frame>
        <draw:frame draw:id="id9" presentation:style-name="a309" draw:name="Fußzeilenplatzhalter 5" svg:x="0in" svg:y="11.10827in" svg:width="3.5878in" svg:height="0.58425in" presentation:class="footer" presentation:placeholder="false">
          <draw:text-box>
            <text:p text:style-name="a308" text:class-names="" text:cond-style-name=""><text:span text:style-name="a307" text:class-names=""/></text:p>
          </draw:text-box>
          <svg:desc/>
        </draw:frame>
        <draw:frame draw:id="id10" presentation:style-name="a312" draw:name="Foliennummernplatzhalter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desc/>
        </draw:frame>
      </presentation:notes>
    </style:master-page>
    <style:master-page style:name="Master1-Layout6-titleOnly-Nur-Titel" style:page-layout-name="pageLayout1" draw:style-name="a314">
      <draw:frame draw:id="id40" presentation:style-name="a319" draw:name="Titel 1" svg:x="0.55118in" svg:y="0.32953in" svg:width="9.92087in" svg:height="1.38031in" presentation:class="title" presentation:placeholder="false">
        <draw:text-box>
          <text:list text:style-name="a318">
            <text:list-item>
              <text:p text:style-name="a317" text:class-names="" text:cond-style-name=""><text:span text:style-name="a315" text:class-names="">Titelmasterformat durch Klicken bearbeiten</text:span><text:span text:style-name="a316" text:class-names=""/></text:p>
            </text:list-item>
          </text:list>
        </draw:text-box>
        <svg:desc/>
      </draw:frame>
      <draw:frame draw:id="id41" presentation:style-name="a322" draw:name="Datumsplatzhalter 2" svg:x="0.55118in" svg:y="7.53189in" svg:width="2.56811in" svg:height="0.57008in" presentation:class="date-time" presentation:placeholder="false">
        <draw:text-box>
          <text:p text:style-name="a321" text:class-names="" text:cond-style-name=""><text:span text:style-name="a320" text:class-names=""/></text:p>
        </draw:text-box>
        <svg:desc/>
      </draw:frame>
      <draw:frame draw:id="id42" presentation:style-name="a325" draw:name="Fußzeilenplatzhalter 3" svg:x="3.77008in" svg:y="7.53189in" svg:width="3.49409in" svg:height="0.57008in" presentation:class="footer" presentation:placeholder="false">
        <draw:text-box>
          <text:p text:style-name="a324" text:class-names="" text:cond-style-name=""><text:span text:style-name="a323" text:class-names=""/></text:p>
        </draw:text-box>
        <svg:desc/>
      </draw:frame>
      <draw:frame draw:id="id43" presentation:style-name="a329" draw:name="Foliennummernplatzhalter 4" svg:x="7.90394in" svg:y="7.53189in" svg:width="2.56811in" svg:height="0.57008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desc/>
      </draw:frame>
      <presentation:notes style:page-layout-name="pageLayout2" draw:style-name="a346">
        <draw:page-thumbnail svg:x="1.21063in" svg:y="0.88858in" svg:width="5.84567in" svg:height="4.38425in" presentation:class="page" draw:id="id5" presentation:style-name="a330" draw:name="Folienbildplatzhalter 1">
          <svg:desc/>
        </draw:page-thumbnail>
        <draw:frame draw:id="id6" presentation:style-name="a333" draw:name="Notizenplatzhalter 2" svg:x="0.82677in" svg:y="5.55394in" svg:width="6.61378in" svg:height="5.26142in" presentation:class="notes" presentation:placeholder="false">
          <draw:text-box>
            <text:p text:style-name="a332" text:class-names="" text:cond-style-name=""><text:span text:style-name="a331" text:class-names=""/></text:p>
          </draw:text-box>
          <svg:desc/>
        </draw:frame>
        <draw:frame draw:id="id7" presentation:style-name="a336" draw:name="Kopfzeilenplatzhalter 3" svg:x="0in" svg:y="0in" svg:width="3.5878in" svg:height="0.58425in" presentation:class="header" presentation:placeholder="false">
          <draw:text-box>
            <text:p text:style-name="a335" text:class-names="" text:cond-style-name=""><text:span text:style-name="a334" text:class-names=""/></text:p>
          </draw:text-box>
          <svg:desc/>
        </draw:frame>
        <draw:frame draw:id="id8" presentation:style-name="a339" draw:name="Datumsplatzhalter 4" svg:x="4.67953in" svg:y="0in" svg:width="3.5878in" svg:height="0.58425in" presentation:class="date-time" presentation:placeholder="false">
          <draw:text-box>
            <text:p text:style-name="a338" text:class-names="" text:cond-style-name=""><text:span text:style-name="a337" text:class-names=""/></text:p>
          </draw:text-box>
          <svg:desc/>
        </draw:frame>
        <draw:frame draw:id="id9" presentation:style-name="a342" draw:name="Fußzeilenplatzhalter 5" svg:x="0in" svg:y="11.10827in" svg:width="3.5878in" svg:height="0.58425in" presentation:class="footer" presentation:placeholder="false">
          <draw:text-box>
            <text:p text:style-name="a341" text:class-names="" text:cond-style-name=""><text:span text:style-name="a340" text:class-names=""/></text:p>
          </draw:text-box>
          <svg:desc/>
        </draw:frame>
        <draw:frame draw:id="id10" presentation:style-name="a345" draw:name="Foliennummernplatzhalter 6" svg:x="4.67953in" svg:y="11.10827in" svg:width="3.5878in" svg:height="0.58425in" presentation:class="page-number" presentation:placeholder="false">
          <draw:text-box>
            <text:p text:style-name="a344" text:class-names="" text:cond-style-name=""><text:span text:style-name="a343" text:class-names=""><text:page-number style:num-format="1" text:fixed="false"/></text:span></text:p>
          </draw:text-box>
          <svg:desc/>
        </draw:frame>
      </presentation:notes>
    </style:master-page>
    <style:master-page style:name="Master1-Layout7-blank-Leer" style:page-layout-name="pageLayout1" draw:style-name="a347">
      <draw:frame draw:id="id44" presentation:style-name="a350" draw:name="Datumsplatzhalter 1" svg:x="0.55118in" svg:y="7.53189in" svg:width="2.56811in" svg:height="0.57008in" presentation:class="date-time" presentation:placeholder="false">
        <draw:text-box>
          <text:p text:style-name="a349" text:class-names="" text:cond-style-name=""><text:span text:style-name="a348" text:class-names=""/></text:p>
        </draw:text-box>
        <svg:desc/>
      </draw:frame>
      <draw:frame draw:id="id45" presentation:style-name="a353" draw:name="Fußzeilenplatzhalter 2" svg:x="3.77008in" svg:y="7.53189in" svg:width="3.49409in" svg:height="0.57008in" presentation:class="footer" presentation:placeholder="false">
        <draw:text-box>
          <text:p text:style-name="a352" text:class-names="" text:cond-style-name=""><text:span text:style-name="a351" text:class-names=""/></text:p>
        </draw:text-box>
        <svg:desc/>
      </draw:frame>
      <draw:frame draw:id="id46" presentation:style-name="a357" draw:name="Foliennummernplatzhalter 3" svg:x="7.90394in" svg:y="7.53189in" svg:width="2.56811in" svg:height="0.57008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desc/>
      </draw:frame>
      <presentation:notes style:page-layout-name="pageLayout2" draw:style-name="a374">
        <draw:page-thumbnail svg:x="1.21063in" svg:y="0.88858in" svg:width="5.84567in" svg:height="4.38425in" presentation:class="page" draw:id="id5" presentation:style-name="a358" draw:name="Folienbildplatzhalter 1">
          <svg:desc/>
        </draw:page-thumbnail>
        <draw:frame draw:id="id6" presentation:style-name="a361" draw:name="Notizenplatzhalter 2" svg:x="0.82677in" svg:y="5.55394in" svg:width="6.61378in" svg:height="5.26142in" presentation:class="notes" presentation:placeholder="false">
          <draw:text-box>
            <text:p text:style-name="a360" text:class-names="" text:cond-style-name=""><text:span text:style-name="a359" text:class-names=""/></text:p>
          </draw:text-box>
          <svg:desc/>
        </draw:frame>
        <draw:frame draw:id="id7" presentation:style-name="a364" draw:name="Kopfzeilenplatzhalter 3" svg:x="0in" svg:y="0in" svg:width="3.5878in" svg:height="0.58425in" presentation:class="header" presentation:placeholder="false">
          <draw:text-box>
            <text:p text:style-name="a363" text:class-names="" text:cond-style-name=""><text:span text:style-name="a362" text:class-names=""/></text:p>
          </draw:text-box>
          <svg:desc/>
        </draw:frame>
        <draw:frame draw:id="id8" presentation:style-name="a367" draw:name="Datumsplatzhalter 4" svg:x="4.67953in" svg:y="0in" svg:width="3.5878in" svg:height="0.58425in" presentation:class="date-time" presentation:placeholder="false">
          <draw:text-box>
            <text:p text:style-name="a366" text:class-names="" text:cond-style-name=""><text:span text:style-name="a365" text:class-names=""/></text:p>
          </draw:text-box>
          <svg:desc/>
        </draw:frame>
        <draw:frame draw:id="id9" presentation:style-name="a370" draw:name="Fußzeilenplatzhalter 5" svg:x="0in" svg:y="11.10827in" svg:width="3.5878in" svg:height="0.58425in" presentation:class="footer" presentation:placeholder="false">
          <draw:text-box>
            <text:p text:style-name="a369" text:class-names="" text:cond-style-name=""><text:span text:style-name="a368" text:class-names=""/></text:p>
          </draw:text-box>
          <svg:desc/>
        </draw:frame>
        <draw:frame draw:id="id10" presentation:style-name="a373" draw:name="Foliennummernplatzhalt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master-page>
    <style:master-page style:name="Master1-Layout8-objTx-Inhalt-mit-Überschrift" style:page-layout-name="pageLayout1" draw:style-name="a375">
      <draw:frame draw:id="id47" presentation:style-name="a380" draw:name="Titel 1" svg:x="0.55208in" svg:y="0.32986in" svg:width="3.62674in" svg:height="1.39931in" presentation:class="title" presentation:placeholder="false">
        <draw:text-box>
          <text:list text:style-name="a379">
            <text:list-item>
              <text:p text:style-name="a378" text:class-names="" text:cond-style-name=""><text:span text:style-name="a376" text:class-names="">Titelmasterformat durch Klicken bearbeiten</text:span><text:span text:style-name="a377" text:class-names=""/></text:p>
            </text:list-item>
          </text:list>
        </draw:text-box>
        <svg:desc/>
      </draw:frame>
      <draw:frame draw:id="id48" presentation:style-name="a397" draw:name="Inhaltsplatzhalter 2" svg:x="4.31076in" svg:y="0.32986in" svg:width="6.16319in" svg:height="7.05556in" presentation:class="object" presentation:placeholder="false">
        <draw:text-box>
          <text:list text:style-name="a383">
            <text:list-item>
              <text:p text:style-name="a382" text:class-names="" text:cond-style-name=""><text:span text:style-name="a381" text:class-names="">Textmasterformate durch Klicken bearbeiten</text:span></text:p>
            </text:list-item>
          </text:list>
          <text:list text:style-name="a386">
            <text:list-item>
              <text:list text:style-name="a386">
                <text:list-item>
                  <text:p text:style-name="a385" text:class-names="" text:cond-style-name=""><text:span text:style-name="a384" text:class-names="">Zweite Ebene</text:span></text:p>
                </text:list-item>
              </text:list>
            </text:list-item>
          </text:list>
          <text:list text:style-name="a389">
            <text:list-item>
              <text:list text:style-name="a389">
                <text:list-item>
                  <text:list text:style-name="a389">
                    <text:list-item>
                      <text:p text:style-name="a388" text:class-names="" text:cond-style-name=""><text:span text:style-name="a387" text:class-names="">Dritte Ebene</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Vierte Ebene</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ünfte Ebene</text:span><text:span text:style-name="a394" text:class-names=""/></text:p>
                            </text:list-item>
                          </text:list>
                        </text:list-item>
                      </text:list>
                    </text:list-item>
                  </text:list>
                </text:list-item>
              </text:list>
            </text:list-item>
          </text:list>
        </draw:text-box>
        <svg:desc/>
      </draw:frame>
      <draw:frame draw:id="id49" presentation:style-name="a401" draw:name="Textplatzhalter 3" svg:x="0.55208in" svg:y="1.72917in" svg:width="3.62674in" svg:height="5.65625in" presentation:class="outline" presentation:placeholder="false">
        <draw:text-box>
          <text:list text:style-name="a400">
            <text:list-item>
              <text:p text:style-name="a399" text:class-names="" text:cond-style-name=""><text:span text:style-name="a398" text:class-names="">Textmasterformate durch Klicken bearbeiten</text:span></text:p>
            </text:list-item>
          </text:list>
        </draw:text-box>
        <svg:desc/>
      </draw:frame>
      <draw:frame draw:id="id50" presentation:style-name="a404" draw:name="Datumsplatzhalter 4" svg:x="0.55118in" svg:y="7.53189in" svg:width="2.56811in" svg:height="0.57008in" presentation:class="date-time" presentation:placeholder="false">
        <draw:text-box>
          <text:p text:style-name="a403" text:class-names="" text:cond-style-name=""><text:span text:style-name="a402" text:class-names=""/></text:p>
        </draw:text-box>
        <svg:desc/>
      </draw:frame>
      <draw:frame draw:id="id51" presentation:style-name="a407" draw:name="Fußzeilenplatzhalter 5" svg:x="3.77008in" svg:y="7.53189in" svg:width="3.49409in" svg:height="0.57008in" presentation:class="footer" presentation:placeholder="false">
        <draw:text-box>
          <text:p text:style-name="a406" text:class-names="" text:cond-style-name=""><text:span text:style-name="a405" text:class-names=""/></text:p>
        </draw:text-box>
        <svg:desc/>
      </draw:frame>
      <draw:frame draw:id="id52" presentation:style-name="a411" draw:name="Foliennummernplatzhalter 6" svg:x="7.90394in" svg:y="7.53189in" svg:width="2.56811in" svg:height="0.57008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desc/>
      </draw:frame>
      <presentation:notes style:page-layout-name="pageLayout2" draw:style-name="a428">
        <draw:page-thumbnail svg:x="1.21063in" svg:y="0.88858in" svg:width="5.84567in" svg:height="4.38425in" presentation:class="page" draw:id="id5" presentation:style-name="a412" draw:name="Folienbildplatzhalter 1">
          <svg:desc/>
        </draw:page-thumbnail>
        <draw:frame draw:id="id6" presentation:style-name="a415" draw:name="Notizenplatzhalter 2" svg:x="0.82677in" svg:y="5.55394in" svg:width="6.61378in" svg:height="5.26142in" presentation:class="notes" presentation:placeholder="false">
          <draw:text-box>
            <text:p text:style-name="a414" text:class-names="" text:cond-style-name=""><text:span text:style-name="a413" text:class-names=""/></text:p>
          </draw:text-box>
          <svg:desc/>
        </draw:frame>
        <draw:frame draw:id="id7" presentation:style-name="a418" draw:name="Kopfzeilenplatzhalter 3" svg:x="0in" svg:y="0in" svg:width="3.5878in" svg:height="0.58425in" presentation:class="header" presentation:placeholder="false">
          <draw:text-box>
            <text:p text:style-name="a417" text:class-names="" text:cond-style-name=""><text:span text:style-name="a416" text:class-names=""/></text:p>
          </draw:text-box>
          <svg:desc/>
        </draw:frame>
        <draw:frame draw:id="id8" presentation:style-name="a421" draw:name="Datumsplatzhalter 4" svg:x="4.67953in" svg:y="0in" svg:width="3.5878in" svg:height="0.58425in" presentation:class="date-time" presentation:placeholder="false">
          <draw:text-box>
            <text:p text:style-name="a420" text:class-names="" text:cond-style-name=""><text:span text:style-name="a419" text:class-names=""/></text:p>
          </draw:text-box>
          <svg:desc/>
        </draw:frame>
        <draw:frame draw:id="id9" presentation:style-name="a424" draw:name="Fußzeilenplatzhalter 5" svg:x="0in" svg:y="11.10827in" svg:width="3.5878in" svg:height="0.58425in" presentation:class="footer" presentation:placeholder="false">
          <draw:text-box>
            <text:p text:style-name="a423" text:class-names="" text:cond-style-name=""><text:span text:style-name="a422" text:class-names=""/></text:p>
          </draw:text-box>
          <svg:desc/>
        </draw:frame>
        <draw:frame draw:id="id10" presentation:style-name="a427" draw:name="Foliennummernplatzhalt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desc/>
        </draw:frame>
      </presentation:notes>
    </style:master-page>
    <style:master-page style:name="Master1-Layout9-picTx-Bild-mit-Überschrift" style:page-layout-name="pageLayout1" draw:style-name="a429">
      <draw:frame draw:id="id53" presentation:style-name="a434" draw:name="Titel 1" svg:x="2.16146in" svg:y="5.78646in" svg:width="6.61458in" svg:height="0.68403in" presentation:class="title" presentation:placeholder="false">
        <draw:text-box>
          <text:list text:style-name="a433">
            <text:list-item>
              <text:p text:style-name="a432" text:class-names="" text:cond-style-name=""><text:span text:style-name="a430" text:class-names="">Titelmasterformat durch Klicken bearbeiten</text:span><text:span text:style-name="a431" text:class-names=""/></text:p>
            </text:list-item>
          </text:list>
        </draw:text-box>
        <svg:desc/>
      </draw:frame>
      <draw:frame draw:id="id54" presentation:style-name="a437" draw:name="Bildplatzhalter 2" svg:x="2.16146in" svg:y="0.73785in" svg:width="6.61458in" svg:height="4.96181in" presentation:class="graphic" presentation:placeholder="false">
        <draw:text-box>
          <text:p text:style-name="a436" text:class-names="" text:cond-style-name=""><text:span text:style-name="a435" text:class-names=""/></text:p>
        </draw:text-box>
        <svg:desc/>
      </draw:frame>
      <draw:frame draw:id="id55" presentation:style-name="a441" draw:name="Textplatzhalter 3" svg:x="2.16146in" svg:y="6.47049in" svg:width="6.61458in" svg:height="0.97049in" presentation:class="outline" presentation:placeholder="false">
        <draw:text-box>
          <text:list text:style-name="a440">
            <text:list-item>
              <text:p text:style-name="a439" text:class-names="" text:cond-style-name=""><text:span text:style-name="a438" text:class-names="">Textmasterformate durch Klicken bearbeiten</text:span></text:p>
            </text:list-item>
          </text:list>
        </draw:text-box>
        <svg:desc/>
      </draw:frame>
      <draw:frame draw:id="id56" presentation:style-name="a444" draw:name="Datumsplatzhalter 4" svg:x="0.55118in" svg:y="7.53189in" svg:width="2.56811in" svg:height="0.57008in" presentation:class="date-time" presentation:placeholder="false">
        <draw:text-box>
          <text:p text:style-name="a443" text:class-names="" text:cond-style-name=""><text:span text:style-name="a442" text:class-names=""/></text:p>
        </draw:text-box>
        <svg:desc/>
      </draw:frame>
      <draw:frame draw:id="id57" presentation:style-name="a447" draw:name="Fußzeilenplatzhalter 5" svg:x="3.77008in" svg:y="7.53189in" svg:width="3.49409in" svg:height="0.57008in" presentation:class="footer" presentation:placeholder="false">
        <draw:text-box>
          <text:p text:style-name="a446" text:class-names="" text:cond-style-name=""><text:span text:style-name="a445" text:class-names=""/></text:p>
        </draw:text-box>
        <svg:desc/>
      </draw:frame>
      <draw:frame draw:id="id58" presentation:style-name="a451" draw:name="Foliennummernplatzhalter 6" svg:x="7.90394in" svg:y="7.53189in" svg:width="2.56811in" svg:height="0.57008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desc/>
      </draw:frame>
      <presentation:notes style:page-layout-name="pageLayout2" draw:style-name="a468">
        <draw:page-thumbnail svg:x="1.21063in" svg:y="0.88858in" svg:width="5.84567in" svg:height="4.38425in" presentation:class="page" draw:id="id5" presentation:style-name="a452" draw:name="Folienbildplatzhalter 1">
          <svg:desc/>
        </draw:page-thumbnail>
        <draw:frame draw:id="id6" presentation:style-name="a455" draw:name="Notizenplatzhalter 2" svg:x="0.82677in" svg:y="5.55394in" svg:width="6.61378in" svg:height="5.26142in" presentation:class="notes" presentation:placeholder="false">
          <draw:text-box>
            <text:p text:style-name="a454" text:class-names="" text:cond-style-name=""><text:span text:style-name="a453" text:class-names=""/></text:p>
          </draw:text-box>
          <svg:desc/>
        </draw:frame>
        <draw:frame draw:id="id7" presentation:style-name="a458" draw:name="Kopfzeilenplatzhalter 3" svg:x="0in" svg:y="0in" svg:width="3.5878in" svg:height="0.58425in" presentation:class="header" presentation:placeholder="false">
          <draw:text-box>
            <text:p text:style-name="a457" text:class-names="" text:cond-style-name=""><text:span text:style-name="a456" text:class-names=""/></text:p>
          </draw:text-box>
          <svg:desc/>
        </draw:frame>
        <draw:frame draw:id="id8" presentation:style-name="a461" draw:name="Datumsplatzhalter 4" svg:x="4.67953in" svg:y="0in" svg:width="3.5878in" svg:height="0.58425in" presentation:class="date-time" presentation:placeholder="false">
          <draw:text-box>
            <text:p text:style-name="a460" text:class-names="" text:cond-style-name=""><text:span text:style-name="a459" text:class-names=""/></text:p>
          </draw:text-box>
          <svg:desc/>
        </draw:frame>
        <draw:frame draw:id="id9" presentation:style-name="a464" draw:name="Fußzeilenplatzhalter 5" svg:x="0in" svg:y="11.10827in" svg:width="3.5878in" svg:height="0.58425in" presentation:class="footer" presentation:placeholder="false">
          <draw:text-box>
            <text:p text:style-name="a463" text:class-names="" text:cond-style-name=""><text:span text:style-name="a462" text:class-names=""/></text:p>
          </draw:text-box>
          <svg:desc/>
        </draw:frame>
        <draw:frame draw:id="id10" presentation:style-name="a467" draw:name="Foliennummernplatzhalter 6" svg:x="4.67953in" svg:y="11.10827in" svg:width="3.5878in" svg:height="0.58425in" presentation:class="page-number" presentation:placeholder="false">
          <draw:text-box>
            <text:p text:style-name="a466" text:class-names="" text:cond-style-name=""><text:span text:style-name="a465" text:class-names=""><text:page-number style:num-format="1" text:fixed="false"/></text:span></text:p>
          </draw:text-box>
          <svg:desc/>
        </draw:frame>
      </presentation:notes>
    </style:master-page>
    <style:master-page style:name="Master1-Layout10-vertTx-Titel-und-vertikaler-Text" style:page-layout-name="pageLayout1" draw:style-name="a469">
      <draw:frame draw:id="id59" presentation:style-name="a474" draw:name="Titel 1" svg:x="0.55118in" svg:y="0.32953in" svg:width="9.92087in" svg:height="1.38031in" presentation:class="title" presentation:placeholder="false">
        <draw:text-box>
          <text:list text:style-name="a473">
            <text:list-item>
              <text:p text:style-name="a472" text:class-names="" text:cond-style-name=""><text:span text:style-name="a470" text:class-names="">Titelmasterformat durch Klicken bearbeiten</text:span><text:span text:style-name="a471" text:class-names=""/></text:p>
            </text:list-item>
          </text:list>
        </draw:text-box>
        <svg:desc/>
      </draw:frame>
      <draw:frame draw:id="id60" presentation:style-name="a491" draw:name="Vertikaler Textplatzhalter 2" svg:x="0.55118in" svg:y="1.93465in" svg:width="9.92087in" svg:height="4.79488in" presentation:class="outline" presentation:placeholder="false">
        <draw:text-box>
          <text:list text:style-name="a477">
            <text:list-item>
              <text:p text:style-name="a476" text:class-names="" text:cond-style-name=""><text:span text:style-name="a475" text:class-names="">Textmasterformate durch Klicken bearbeiten</text:span></text:p>
            </text:list-item>
          </text:list>
          <text:list text:style-name="a480">
            <text:list-item>
              <text:list text:style-name="a480">
                <text:list-item>
                  <text:p text:style-name="a479" text:class-names="" text:cond-style-name=""><text:span text:style-name="a478" text:class-names="">Zweite Ebene</text:span></text:p>
                </text:list-item>
              </text:list>
            </text:list-item>
          </text:list>
          <text:list text:style-name="a483">
            <text:list-item>
              <text:list text:style-name="a483">
                <text:list-item>
                  <text:list text:style-name="a483">
                    <text:list-item>
                      <text:p text:style-name="a482" text:class-names="" text:cond-style-name=""><text:span text:style-name="a481" text:class-names="">Dritte Eben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Vierte Ebene</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ünfte Ebene</text:span><text:span text:style-name="a488" text:class-names=""/></text:p>
                            </text:list-item>
                          </text:list>
                        </text:list-item>
                      </text:list>
                    </text:list-item>
                  </text:list>
                </text:list-item>
              </text:list>
            </text:list-item>
          </text:list>
        </draw:text-box>
        <svg:desc/>
      </draw:frame>
      <draw:frame draw:id="id61" presentation:style-name="a494" draw:name="Datumsplatzhalter 3" svg:x="0.55118in" svg:y="7.53189in" svg:width="2.56811in" svg:height="0.57008in" presentation:class="date-time" presentation:placeholder="false">
        <draw:text-box>
          <text:p text:style-name="a493" text:class-names="" text:cond-style-name=""><text:span text:style-name="a492" text:class-names=""/></text:p>
        </draw:text-box>
        <svg:desc/>
      </draw:frame>
      <draw:frame draw:id="id62" presentation:style-name="a497" draw:name="Fußzeilenplatzhalter 4" svg:x="3.77008in" svg:y="7.53189in" svg:width="3.49409in" svg:height="0.57008in" presentation:class="footer" presentation:placeholder="false">
        <draw:text-box>
          <text:p text:style-name="a496" text:class-names="" text:cond-style-name=""><text:span text:style-name="a495" text:class-names=""/></text:p>
        </draw:text-box>
        <svg:desc/>
      </draw:frame>
      <draw:frame draw:id="id63" presentation:style-name="a501" draw:name="Foliennummernplatzhalter 5" svg:x="7.90394in" svg:y="7.53189in" svg:width="2.56811in" svg:height="0.57008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desc/>
      </draw:frame>
      <presentation:notes style:page-layout-name="pageLayout2" draw:style-name="a518">
        <draw:page-thumbnail svg:x="1.21063in" svg:y="0.88858in" svg:width="5.84567in" svg:height="4.38425in" presentation:class="page" draw:id="id5" presentation:style-name="a502" draw:name="Folienbildplatzhalter 1">
          <svg:desc/>
        </draw:page-thumbnail>
        <draw:frame draw:id="id6" presentation:style-name="a505" draw:name="Notizenplatzhalter 2" svg:x="0.82677in" svg:y="5.55394in" svg:width="6.61378in" svg:height="5.26142in" presentation:class="notes" presentation:placeholder="false">
          <draw:text-box>
            <text:p text:style-name="a504" text:class-names="" text:cond-style-name=""><text:span text:style-name="a503" text:class-names=""/></text:p>
          </draw:text-box>
          <svg:desc/>
        </draw:frame>
        <draw:frame draw:id="id7"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desc/>
        </draw:frame>
        <draw:frame draw:id="id8"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desc/>
        </draw:frame>
        <draw:frame draw:id="id9"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desc/>
        </draw:frame>
        <draw:frame draw:id="id10"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desc/>
        </draw:frame>
      </presentation:notes>
    </style:master-page>
    <style:master-page style:name="Master1-Layout11-vertTitleAndTx-Vertikaler-Titel-und-Text" style:page-layout-name="pageLayout1" draw:style-name="a519">
      <draw:frame draw:id="id64" presentation:style-name="a524" draw:name="Vertikaler Titel 1" svg:x="7.99306in" svg:y="0.32986in" svg:width="2.47917in" svg:height="6.39931in" presentation:class="title" presentation:placeholder="false">
        <draw:text-box>
          <text:list text:style-name="a523">
            <text:list-item>
              <text:p text:style-name="a522" text:class-names="" text:cond-style-name=""><text:span text:style-name="a520" text:class-names="">Titelmasterformat durch Klicken bearbeiten</text:span><text:span text:style-name="a521" text:class-names=""/></text:p>
            </text:list-item>
          </text:list>
        </draw:text-box>
        <svg:desc/>
      </draw:frame>
      <draw:frame draw:id="id65" presentation:style-name="a541" draw:name="Vertikaler Textplatzhalter 2" svg:x="0.55035in" svg:y="0.32986in" svg:width="7.27604in" svg:height="6.39931in" presentation:class="outline" presentation:placeholder="false">
        <draw:text-box>
          <text:list text:style-name="a527">
            <text:list-item>
              <text:p text:style-name="a526" text:class-names="" text:cond-style-name=""><text:span text:style-name="a525" text:class-names="">Textmasterformate durch Klicken bearbeiten</text:span></text:p>
            </text:list-item>
          </text:list>
          <text:list text:style-name="a530">
            <text:list-item>
              <text:list text:style-name="a530">
                <text:list-item>
                  <text:p text:style-name="a529" text:class-names="" text:cond-style-name=""><text:span text:style-name="a528" text:class-names="">Zweite Ebene</text:span></text:p>
                </text:list-item>
              </text:list>
            </text:list-item>
          </text:list>
          <text:list text:style-name="a533">
            <text:list-item>
              <text:list text:style-name="a533">
                <text:list-item>
                  <text:list text:style-name="a533">
                    <text:list-item>
                      <text:p text:style-name="a532" text:class-names="" text:cond-style-name=""><text:span text:style-name="a531" text:class-names="">Dritte Ebene</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Vierte Ebene</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ünfte Ebene</text:span><text:span text:style-name="a538" text:class-names=""/></text:p>
                            </text:list-item>
                          </text:list>
                        </text:list-item>
                      </text:list>
                    </text:list-item>
                  </text:list>
                </text:list-item>
              </text:list>
            </text:list-item>
          </text:list>
        </draw:text-box>
        <svg:desc/>
      </draw:frame>
      <draw:frame draw:id="id66" presentation:style-name="a544" draw:name="Datumsplatzhalter 3" svg:x="0.55118in" svg:y="7.53189in" svg:width="2.56811in" svg:height="0.57008in" presentation:class="date-time" presentation:placeholder="false">
        <draw:text-box>
          <text:p text:style-name="a543" text:class-names="" text:cond-style-name=""><text:span text:style-name="a542" text:class-names=""/></text:p>
        </draw:text-box>
        <svg:desc/>
      </draw:frame>
      <draw:frame draw:id="id67" presentation:style-name="a547" draw:name="Fußzeilenplatzhalter 4" svg:x="3.77008in" svg:y="7.53189in" svg:width="3.49409in" svg:height="0.57008in" presentation:class="footer" presentation:placeholder="false">
        <draw:text-box>
          <text:p text:style-name="a546" text:class-names="" text:cond-style-name=""><text:span text:style-name="a545" text:class-names=""/></text:p>
        </draw:text-box>
        <svg:desc/>
      </draw:frame>
      <draw:frame draw:id="id68" presentation:style-name="a551" draw:name="Foliennummernplatzhalter 5" svg:x="7.90394in" svg:y="7.53189in" svg:width="2.56811in" svg:height="0.57008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desc/>
      </draw:frame>
      <presentation:notes style:page-layout-name="pageLayout2" draw:style-name="a568">
        <draw:page-thumbnail svg:x="1.21063in" svg:y="0.88858in" svg:width="5.84567in" svg:height="4.38425in" presentation:class="page" draw:id="id5" presentation:style-name="a552" draw:name="Folienbildplatzhalter 1">
          <svg:desc/>
        </draw:page-thumbnail>
        <draw:frame draw:id="id6" presentation:style-name="a555" draw:name="Notizenplatzhalter 2" svg:x="0.82677in" svg:y="5.55394in" svg:width="6.61378in" svg:height="5.26142in" presentation:class="notes" presentation:placeholder="false">
          <draw:text-box>
            <text:p text:style-name="a554" text:class-names="" text:cond-style-name=""><text:span text:style-name="a553" text:class-names=""/></text:p>
          </draw:text-box>
          <svg:desc/>
        </draw:frame>
        <draw:frame draw:id="id7" presentation:style-name="a558" draw:name="Kopfzeilenplatzhalter 3" svg:x="0in" svg:y="0in" svg:width="3.5878in" svg:height="0.58425in" presentation:class="header" presentation:placeholder="false">
          <draw:text-box>
            <text:p text:style-name="a557" text:class-names="" text:cond-style-name=""><text:span text:style-name="a556" text:class-names=""/></text:p>
          </draw:text-box>
          <svg:desc/>
        </draw:frame>
        <draw:frame draw:id="id8" presentation:style-name="a561" draw:name="Datumsplatzhalter 4" svg:x="4.67953in" svg:y="0in" svg:width="3.5878in" svg:height="0.58425in" presentation:class="date-time" presentation:placeholder="false">
          <draw:text-box>
            <text:p text:style-name="a560" text:class-names="" text:cond-style-name=""><text:span text:style-name="a559" text:class-names=""/></text:p>
          </draw:text-box>
          <svg:desc/>
        </draw:frame>
        <draw:frame draw:id="id9" presentation:style-name="a564" draw:name="Fußzeilenplatzhalter 5" svg:x="0in" svg:y="11.10827in" svg:width="3.5878in" svg:height="0.58425in" presentation:class="footer" presentation:placeholder="false">
          <draw:text-box>
            <text:p text:style-name="a563" text:class-names="" text:cond-style-name=""><text:span text:style-name="a562" text:class-names=""/></text:p>
          </draw:text-box>
          <svg:desc/>
        </draw:frame>
        <draw:frame draw:id="id10" presentation:style-name="a567" draw:name="Foliennummernplatzhalter 6" svg:x="4.67953in" svg:y="11.10827in" svg:width="3.5878in" svg:height="0.58425in" presentation:class="page-number" presentation:placeholder="false">
          <draw:text-box>
            <text:p text:style-name="a566" text:class-names="" text:cond-style-name=""><text:span text:style-name="a565" text:class-names=""><text:page-number style:num-format="1" text:fixed="false"/></text:span></text:p>
          </draw:text-box>
          <svg:desc/>
        </draw:frame>
      </presentation:notes>
    </style:master-page>
    <style:handout-master style:page-layout-name="pageLayout3" draw:style-name="a569">
      <draw:frame draw:id="id69" presentation:style-name="a572" draw:name="Kopfzeilenplatzhalter 1" svg:x="0in" svg:y="0in" svg:width="3.5878in" svg:height="0.58425in" presentation:class="header" presentation:placeholder="false">
        <draw:text-box>
          <text:p text:style-name="a571" text:class-names="" text:cond-style-name=""><text:span text:style-name="a570" text:class-names=""/></text:p>
        </draw:text-box>
        <svg:desc/>
      </draw:frame>
      <draw:frame draw:id="id70" presentation:style-name="a575" draw:name="Datumsplatzhalter 2" svg:x="4.67953in" svg:y="0in" svg:width="3.5878in" svg:height="0.58425in" presentation:class="date-time" presentation:placeholder="false">
        <draw:text-box>
          <text:p text:style-name="a574" text:class-names="" text:cond-style-name=""><text:span text:style-name="a573" text:class-names=""/></text:p>
        </draw:text-box>
        <svg:desc/>
      </draw:frame>
      <draw:frame draw:id="id71" presentation:style-name="a578" draw:name="Fußzeilenplatzhalter 3" svg:x="0in" svg:y="11.10827in" svg:width="3.5878in" svg:height="0.58425in" presentation:class="footer" presentation:placeholder="false">
        <draw:text-box>
          <text:p text:style-name="a577" text:class-names="" text:cond-style-name=""><text:span text:style-name="a576" text:class-names=""/></text:p>
        </draw:text-box>
        <svg:desc/>
      </draw:frame>
      <draw:frame draw:id="id72" presentation:style-name="a581" draw:name="Foliennummernplatzhalter 4"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Folie 1</dc:title>
    <meta:initial-creator>Nathan</meta:initial-creator>
    <dc:creator>Nathan</dc:creator>
    <meta:creation-date>2015-10-25T20:00:26Z</meta:creation-date>
    <dc:date>2015-12-30T10:06:14Z</dc:date>
    <meta:editing-cycles>3</meta:editing-cycles>
    <meta:editing-duration>PT0S</meta:editing-duration>
    <meta:document-statistic meta:paragraph-count="61" meta:word-count="83"/>
  </office:meta>
</office:document-meta>
</file>